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0.4827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335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09">
            <text:p>10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98">
            <text:p>19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3">
            <text:p>23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0534">
            <text:p>1053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1318">
            <text:p>1131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869">
            <text:p>1286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24">
            <text:p>2020-12-2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5 - 0.93)">
            <text:p>(0.65 - 0.9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69">
            <text:p>0.6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61.375">
            <text:p>761.37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2170412498287">
            <text:p>0.0521704125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793107754688">
            <text:p>1.1879310775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6298485946682">
            <text:p>13.629848594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71.25">
            <text:p>471.25</text:p>
          </table:table-cell>
          <table:table-cell office:value-type="float" office:value="460.875">
            <text:p>460.875</text:p>
          </table:table-cell>
          <table:table-cell office:value-type="float" office:value="0.012866015971606">
            <text:p>0.012866016</text:p>
          </table:table-cell>
          <table:table-cell office:value-type="float" office:value="0.0642204960479695">
            <text:p>0.064220496</text:p>
          </table:table-cell>
          <table:table-cell office:value-type="float" office:value="0.0352701461697406">
            <text:p>0.0352701462</text:p>
          </table:table-cell>
          <table:table-cell office:value-type="float" office:value="1.04535550325991">
            <text:p>1.0453555033</text:p>
          </table:table-cell>
          <table:table-cell office:value-type="float" office:value="1.23285530950868">
            <text:p>1.2328553095</text:p>
          </table:table-cell>
          <table:table-cell office:value-type="float" office:value="1.12588371868733">
            <text:p>1.1258837187</text:p>
          </table:table-cell>
          <table:table-cell office:value-type="float" office:value="0">
            <text:p>0</text:p>
          </table:table-cell>
          <table:table-cell office:value-type="float" office:value="11.1362178292227">
            <text:p>11.1362178292</text:p>
          </table:table-cell>
          <table:table-cell office:value-type="float" office:value="19.997089397467">
            <text:p>19.997089397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713.25">
            <text:p>713.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34590016489282">
            <text:p>0.0534590016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9270792089156">
            <text:p>1.1927079209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3.3095237187313">
            <text:p>13.309523718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70.75">
            <text:p>770.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31881857704782">
            <text:p>0.0531881858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9170345708356">
            <text:p>1.1917034571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3.3755567503246">
            <text:p>13.375556750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509.25">
            <text:p>509.25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313596896360613">
            <text:p>0.0313596896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1168643678899">
            <text:p>1.1116864368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2.4479163281115">
            <text:p>22.447916328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8">
            <text:p>9148</text:p>
          </table:table-cell>
          <table:table-cell office:value-type="float" office:value="15870">
            <text:p>15870</text:p>
          </table:table-cell>
          <table:table-cell office:value-type="float" office:value="357.75">
            <text:p>357.75</text:p>
          </table:table-cell>
          <table:table-cell office:value-type="float" office:value="559.25">
            <text:p>559.25</text:p>
          </table:table-cell>
          <table:table-cell office:value-type="float" office:value="311.625">
            <text:p>311.625</text:p>
          </table:table-cell>
          <table:table-cell office:value-type="float" office:value="0.0671578749765346">
            <text:p>0.067157875</text:p>
          </table:table-cell>
          <table:table-cell office:value-type="float" office:value="0.0611335811106253">
            <text:p>0.0611335811</text:p>
          </table:table-cell>
          <table:table-cell office:value-type="float" office:value="0.0196361058601134">
            <text:p>0.0196361059</text:p>
          </table:table-cell>
          <table:table-cell office:value-type="float" office:value="1.24389251555374">
            <text:p>1.2438925156</text:p>
          </table:table-cell>
          <table:table-cell office:value-type="float" office:value="1.22129267077643">
            <text:p>1.2212926708</text:p>
          </table:table-cell>
          <table:table-cell office:value-type="float" office:value="1.06948210075096">
            <text:p>1.0694821008</text:p>
          </table:table-cell>
          <table:table-cell office:value-type="float" office:value="10.6639794837749">
            <text:p>10.6639794838</text:p>
          </table:table-cell>
          <table:table-cell office:value-type="float" office:value="11.6813857500753">
            <text:p>11.68138575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826">
            <text:p>14826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4.125">
            <text:p>274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84894779441522">
            <text:p>0.01848947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538321996204">
            <text:p>1.06538322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835">
            <text:p>15835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377.875">
            <text:p>377.8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238632775497316">
            <text:p>0.0238632775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8463760521427">
            <text:p>1.0846376052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29.3918157068187">
            <text:p>29.391815706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262">
            <text:p>11262</text:p>
          </table:table-cell>
          <table:table-cell office:value-type="float" office:value="16196">
            <text:p>16196</text:p>
          </table:table-cell>
          <table:table-cell office:value-type="float" office:value="480.5">
            <text:p>480.5</text:p>
          </table:table-cell>
          <table:table-cell office:value-type="float" office:value="859">
            <text:p>859</text:p>
          </table:table-cell>
          <table:table-cell office:value-type="float" office:value="451.75">
            <text:p>451.75</text:p>
          </table:table-cell>
          <table:table-cell office:value-type="float" office:value="0.0733140067134574">
            <text:p>0.0733140067</text:p>
          </table:table-cell>
          <table:table-cell office:value-type="float" office:value="0.0762741964127153">
            <text:p>0.0762741964</text:p>
          </table:table-cell>
          <table:table-cell office:value-type="float" office:value="0.027892689552976">
            <text:p>0.0278926896</text:p>
          </table:table-cell>
          <table:table-cell office:value-type="float" office:value="1.26713391291465">
            <text:p>1.2671339129</text:p>
          </table:table-cell>
          <table:table-cell office:value-type="float" office:value="1.27836248339978">
            <text:p>1.2783624834</text:p>
          </table:table-cell>
          <table:table-cell office:value-type="float" office:value="1.09914929761119">
            <text:p>1.0991492976</text:p>
          </table:table-cell>
          <table:table-cell office:value-type="float" office:value="9.79698588120526">
            <text:p>9.7969858812</text:p>
          </table:table-cell>
          <table:table-cell office:value-type="float" office:value="9.42989921039961">
            <text:p>9.4298992104</text:p>
          </table:table-cell>
          <table:table-cell office:value-type="float" office:value="25.1954808983649">
            <text:p>25.195480898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820">
            <text:p>10820</text:p>
          </table:table-cell>
          <table:table-cell office:value-type="float" office:value="15820">
            <text:p>15820</text:p>
          </table:table-cell>
          <table:table-cell office:value-type="float" office:value="467.875">
            <text:p>467.875</text:p>
          </table:table-cell>
          <table:table-cell office:value-type="float" office:value="151.375">
            <text:p>151.375</text:p>
          </table:table-cell>
          <table:table-cell office:value-type="float" office:value="401.875">
            <text:p>401.875</text:p>
          </table:table-cell>
          <table:table-cell office:value-type="float" office:value="0.0664784029553851">
            <text:p>0.066478403</text:p>
          </table:table-cell>
          <table:table-cell office:value-type="float" office:value="0.0139902957486137">
            <text:p>0.0139902957</text:p>
          </table:table-cell>
          <table:table-cell office:value-type="float" office:value="0.0254029709228824">
            <text:p>0.0254029709</text:p>
          </table:table-cell>
          <table:table-cell office:value-type="float" office:value="1.24133639134046">
            <text:p>1.2413363913</text:p>
          </table:table-cell>
          <table:table-cell office:value-type="float" office:value="1.04934966273541">
            <text:p>1.0493496627</text:p>
          </table:table-cell>
          <table:table-cell office:value-type="float" office:value="1.09017520765624">
            <text:p>1.0901752077</text:p>
          </table:table-cell>
          <table:table-cell office:value-type="float" office:value="10.7695082632856">
            <text:p>10.7695082633</text:p>
          </table:table-cell>
          <table:table-cell office:value-type="float" office:value="0">
            <text:p>0</text:p>
          </table:table-cell>
          <table:table-cell office:value-type="float" office:value="27.6311921494208">
            <text:p>27.631192149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910">
            <text:p>10910</text:p>
          </table:table-cell>
          <table:table-cell office:value-type="float" office:value="15997">
            <text:p>15997</text:p>
          </table:table-cell>
          <table:table-cell office:value-type="float" office:value="358.375">
            <text:p>358.375</text:p>
          </table:table-cell>
          <table:table-cell office:value-type="float" office:value="187.5">
            <text:p>187.5</text:p>
          </table:table-cell>
          <table:table-cell office:value-type="float" office:value="452">
            <text:p>452</text:p>
          </table:table-cell>
          <table:table-cell office:value-type="float" office:value="0.0467486303156796">
            <text:p>0.0467486303</text:p>
          </table:table-cell>
          <table:table-cell office:value-type="float" office:value="0.017186067827681">
            <text:p>0.0171860678</text:p>
          </table:table-cell>
          <table:table-cell office:value-type="float" office:value="0.0282552978683503">
            <text:p>0.0282552979</text:p>
          </table:table-cell>
          <table:table-cell office:value-type="float" office:value="1.16790365760021">
            <text:p>1.1679036576</text:p>
          </table:table-cell>
          <table:table-cell office:value-type="float" office:value="1.06073014481454">
            <text:p>1.0607301448</text:p>
          </table:table-cell>
          <table:table-cell office:value-type="float" office:value="1.10045833178018">
            <text:p>1.1004583318</text:p>
          </table:table-cell>
          <table:table-cell office:value-type="float" office:value="15.1710466571717">
            <text:p>15.1710466572</text:p>
          </table:table-cell>
          <table:table-cell office:value-type="float" office:value="0">
            <text:p>0</text:p>
          </table:table-cell>
          <table:table-cell office:value-type="float" office:value="24.8765470016322">
            <text:p>24.876547001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404">
            <text:p>11404</text:p>
          </table:table-cell>
          <table:table-cell office:value-type="float" office:value="17508">
            <text:p>17508</text:p>
          </table:table-cell>
          <table:table-cell office:value-type="float" office:value="358.75">
            <text:p>358.75</text:p>
          </table:table-cell>
          <table:table-cell office:value-type="float" office:value="305.75">
            <text:p>305.75</text:p>
          </table:table-cell>
          <table:table-cell office:value-type="float" office:value="321.5">
            <text:p>321.5</text:p>
          </table:table-cell>
          <table:table-cell office:value-type="float" office:value="0.0430775696445725">
            <text:p>0.0430775696</text:p>
          </table:table-cell>
          <table:table-cell office:value-type="float" office:value="0.0268107681515258">
            <text:p>0.0268107682</text:p>
          </table:table-cell>
          <table:table-cell office:value-type="float" office:value="0.018363034041581">
            <text:p>0.018363034</text:p>
          </table:table-cell>
          <table:table-cell office:value-type="float" office:value="1.15440862068871">
            <text:p>1.1544086207</text:p>
          </table:table-cell>
          <table:table-cell office:value-type="float" office:value="1.09524657041654">
            <text:p>1.0952465704</text:p>
          </table:table-cell>
          <table:table-cell office:value-type="float" office:value="1.06493153314319">
            <text:p>1.0649315331</text:p>
          </table:table-cell>
          <table:table-cell office:value-type="float" office:value="16.434812684369">
            <text:p>16.4348126844</text:p>
          </table:table-cell>
          <table:table-cell office:value-type="float" office:value="26.1983583452613">
            <text:p>26.19835834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934">
            <text:p>8934</text:p>
          </table:table-cell>
          <table:table-cell office:value-type="float" office:value="11817">
            <text:p>11817</text:p>
          </table:table-cell>
          <table:table-cell office:value-type="float" office:value="18096">
            <text:p>18096</text:p>
          </table:table-cell>
          <table:table-cell office:value-type="float" office:value="103">
            <text:p>103</text:p>
          </table:table-cell>
          <table:table-cell office:value-type="float" office:value="396.25">
            <text:p>396.25</text:p>
          </table:table-cell>
          <table:table-cell office:value-type="float" office:value="182.375">
            <text:p>182.375</text:p>
          </table:table-cell>
          <table:table-cell office:value-type="float" office:value="0.0115289903738527">
            <text:p>0.0115289904</text:p>
          </table:table-cell>
          <table:table-cell office:value-type="float" office:value="0.0335321993737835">
            <text:p>0.0335321994</text:p>
          </table:table-cell>
          <table:table-cell office:value-type="float" office:value="0.0100781940760389">
            <text:p>0.0100781941</text:p>
          </table:table-cell>
          <table:table-cell office:value-type="float" office:value="1.0406119848418">
            <text:p>1.0406119848</text:p>
          </table:table-cell>
          <table:table-cell office:value-type="float" office:value="1.11956653826213">
            <text:p>1.1195665383</text:p>
          </table:table-cell>
          <table:table-cell office:value-type="float" office:value="1.03547275645797">
            <text:p>1.0354727565</text:p>
          </table:table-cell>
          <table:table-cell office:value-type="float" office:value="0">
            <text:p>0</text:p>
          </table:table-cell>
          <table:table-cell office:value-type="float" office:value="21.0157605648937">
            <text:p>21.01576056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595">
            <text:p>8595</text:p>
          </table:table-cell>
          <table:table-cell office:value-type="float" office:value="11532">
            <text:p>11532</text:p>
          </table:table-cell>
          <table:table-cell office:value-type="float" office:value="17541">
            <text:p>17541</text:p>
          </table:table-cell>
          <table:table-cell office:value-type="float" office:value="187">
            <text:p>187</text:p>
          </table:table-cell>
          <table:table-cell office:value-type="float" office:value="270.125">
            <text:p>270.125</text:p>
          </table:table-cell>
          <table:table-cell office:value-type="float" office:value="269.625">
            <text:p>269.625</text:p>
          </table:table-cell>
          <table:table-cell office:value-type="float" office:value="0.0217568353694008">
            <text:p>0.0217568354</text:p>
          </table:table-cell>
          <table:table-cell office:value-type="float" office:value="0.023423950745751">
            <text:p>0.0234239507</text:p>
          </table:table-cell>
          <table:table-cell office:value-type="float" office:value="0.0153711304942706">
            <text:p>0.0153711305</text:p>
          </table:table-cell>
          <table:table-cell office:value-type="float" office:value="1.07707670916807">
            <text:p>1.0770767092</text:p>
          </table:table-cell>
          <table:table-cell office:value-type="float" office:value="1.08305924328847">
            <text:p>1.0830592433</text:p>
          </table:table-cell>
          <table:table-cell office:value-type="float" office:value="1.05426204916918">
            <text:p>1.0542620492</text:p>
          </table:table-cell>
          <table:table-cell office:value-type="float" office:value="32.2041539716976">
            <text:p>32.2041539717</text:p>
          </table:table-cell>
          <table:table-cell office:value-type="float" office:value="29.9366227143922">
            <text:p>29.9366227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563">
            <text:p>8563</text:p>
          </table:table-cell>
          <table:table-cell office:value-type="float" office:value="11800">
            <text:p>11800</text:p>
          </table:table-cell>
          <table:table-cell office:value-type="float" office:value="18293">
            <text:p>18293</text:p>
          </table:table-cell>
          <table:table-cell office:value-type="float" office:value="200">
            <text:p>200</text:p>
          </table:table-cell>
          <table:table-cell office:value-type="float" office:value="353.5">
            <text:p>353.5</text:p>
          </table:table-cell>
          <table:table-cell office:value-type="float" office:value="404.25">
            <text:p>404.25</text:p>
          </table:table-cell>
          <table:table-cell office:value-type="float" office:value="0.0233563003620227">
            <text:p>0.0233563004</text:p>
          </table:table-cell>
          <table:table-cell office:value-type="float" office:value="0.0299576271186441">
            <text:p>0.0299576271</text:p>
          </table:table-cell>
          <table:table-cell office:value-type="float" office:value="0.0220986169573061">
            <text:p>0.022098617</text:p>
          </table:table-cell>
          <table:table-cell office:value-type="float" office:value="1.08281626412962">
            <text:p>1.0828162641</text:p>
          </table:table-cell>
          <table:table-cell office:value-type="float" office:value="1.10661071538351">
            <text:p>1.1066107154</text:p>
          </table:table-cell>
          <table:table-cell office:value-type="float" office:value="1.07830232313857">
            <text:p>1.0783023231</text:p>
          </table:table-cell>
          <table:table-cell office:value-type="float" office:value="30.0223365390289">
            <text:p>30.022336539</text:p>
          </table:table-cell>
          <table:table-cell office:value-type="float" office:value="23.4824548331813">
            <text:p>23.4824548332</text:p>
          </table:table-cell>
          <table:table-cell office:value-type="float" office:value="31.7113997759024">
            <text:p>31.711399775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9094">
            <text:p>9094</text:p>
          </table:table-cell>
          <table:table-cell office:value-type="float" office:value="12978">
            <text:p>12978</text:p>
          </table:table-cell>
          <table:table-cell office:value-type="float" office:value="18223">
            <text:p>18223</text:p>
          </table:table-cell>
          <table:table-cell office:value-type="float" office:value="216.625">
            <text:p>216.625</text:p>
          </table:table-cell>
          <table:table-cell office:value-type="float" office:value="244.75">
            <text:p>244.75</text:p>
          </table:table-cell>
          <table:table-cell office:value-type="float" office:value="135.625">
            <text:p>135.625</text:p>
          </table:table-cell>
          <table:table-cell office:value-type="float" office:value="0.0238206509786673">
            <text:p>0.023820651</text:p>
          </table:table-cell>
          <table:table-cell office:value-type="float" office:value="0.0188588380335953">
            <text:p>0.018858838</text:p>
          </table:table-cell>
          <table:table-cell office:value-type="float" office:value="0.00744251769741535">
            <text:p>0.0074425177</text:p>
          </table:table-cell>
          <table:table-cell office:value-type="float" office:value="1.08448442831491">
            <text:p>1.0844844283</text:p>
          </table:table-cell>
          <table:table-cell office:value-type="float" office:value="1.06670301843066">
            <text:p>1.0667030184</text:p>
          </table:table-cell>
          <table:table-cell office:value-type="float" office:value="1.02615737843752">
            <text:p>1.0261573784</text:p>
          </table:table-cell>
          <table:table-cell office:value-type="float" office:value="29.4437964200226">
            <text:p>29.443796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8901">
            <text:p>8901</text:p>
          </table:table-cell>
          <table:table-cell office:value-type="float" office:value="12804">
            <text:p>12804</text:p>
          </table:table-cell>
          <table:table-cell office:value-type="float" office:value="17674">
            <text:p>17674</text:p>
          </table:table-cell>
          <table:table-cell office:value-type="float" office:value="119.625">
            <text:p>119.625</text:p>
          </table:table-cell>
          <table:table-cell office:value-type="float" office:value="165.875">
            <text:p>165.875</text:p>
          </table:table-cell>
          <table:table-cell office:value-type="float" office:value="224.25">
            <text:p>224.25</text:p>
          </table:table-cell>
          <table:table-cell office:value-type="float" office:value="0.0134395011796427">
            <text:p>0.0134395012</text:p>
          </table:table-cell>
          <table:table-cell office:value-type="float" office:value="0.0129549359575133">
            <text:p>0.012954936</text:p>
          </table:table-cell>
          <table:table-cell office:value-type="float" office:value="0.0126881294556976">
            <text:p>0.0126881295</text:p>
          </table:table-cell>
          <table:table-cell office:value-type="float" office:value="1.04739226970499">
            <text:p>1.0473922697</text:p>
          </table:table-cell>
          <table:table-cell office:value-type="float" office:value="1.045671223368">
            <text:p>1.0456712234</text:p>
          </table:table-cell>
          <table:table-cell office:value-type="float" office:value="1.04472399080795">
            <text:p>1.04472399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8635">
            <text:p>8635</text:p>
          </table:table-cell>
          <table:table-cell office:value-type="float" office:value="12710">
            <text:p>12710</text:p>
          </table:table-cell>
          <table:table-cell office:value-type="float" office:value="17967">
            <text:p>17967</text:p>
          </table:table-cell>
          <table:table-cell office:value-type="float" office:value="159.5">
            <text:p>159.5</text:p>
          </table:table-cell>
          <table:table-cell office:value-type="float" office:value="231.75">
            <text:p>231.75</text:p>
          </table:table-cell>
          <table:table-cell office:value-type="float" office:value="363.375">
            <text:p>363.375</text:p>
          </table:table-cell>
          <table:table-cell office:value-type="float" office:value="0.0184713375796178">
            <text:p>0.0184713376</text:p>
          </table:table-cell>
          <table:table-cell office:value-type="float" office:value="0.0182336742722266">
            <text:p>0.0182336743</text:p>
          </table:table-cell>
          <table:table-cell office:value-type="float" office:value="0.0202245783937218">
            <text:p>0.0202245784</text:p>
          </table:table-cell>
          <table:table-cell office:value-type="float" office:value="1.06531841454014">
            <text:p>1.0653184145</text:p>
          </table:table-cell>
          <table:table-cell office:value-type="float" office:value="1.06446949503263">
            <text:p>1.064469495</text:p>
          </table:table-cell>
          <table:table-cell office:value-type="float" office:value="1.07158773017759">
            <text:p>1.0715877302</text:p>
          </table:table-cell>
          <table:table-cell table:number-columns-repeated="2" office:value-type="float" office:value="0">
            <text:p>0</text:p>
          </table:table-cell>
          <table:table-cell office:value-type="float" office:value="34.6179327387427">
            <text:p>34.617932738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9176">
            <text:p>9176</text:p>
          </table:table-cell>
          <table:table-cell office:value-type="float" office:value="13376">
            <text:p>13376</text:p>
          </table:table-cell>
          <table:table-cell office:value-type="float" office:value="18457">
            <text:p>18457</text:p>
          </table:table-cell>
          <table:table-cell office:value-type="float" office:value="221">
            <text:p>221</text:p>
          </table:table-cell>
          <table:table-cell office:value-type="float" office:value="232.125">
            <text:p>232.125</text:p>
          </table:table-cell>
          <table:table-cell office:value-type="float" office:value="291">
            <text:p>291</text:p>
          </table:table-cell>
          <table:table-cell office:value-type="float" office:value="0.0240845684394072">
            <text:p>0.0240845684</text:p>
          </table:table-cell>
          <table:table-cell office:value-type="float" office:value="0.0173538427033493">
            <text:p>0.0173538427</text:p>
          </table:table-cell>
          <table:table-cell office:value-type="float" office:value="0.0157663759007423">
            <text:p>0.0157663759</text:p>
          </table:table-cell>
          <table:table-cell office:value-type="float" office:value="1.08543291975427">
            <text:p>1.0854329198</text:p>
          </table:table-cell>
          <table:table-cell office:value-type="float" office:value="1.0613287149406">
            <text:p>1.0613287149</text:p>
          </table:table-cell>
          <table:table-cell office:value-type="float" office:value="1.05566952972632">
            <text:p>1.0556695297</text:p>
          </table:table-cell>
          <table:table-cell office:value-type="float" office:value="29.1249207626373">
            <text:p>29.12492076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10054">
            <text:p>10054</text:p>
          </table:table-cell>
          <table:table-cell office:value-type="float" office:value="13316">
            <text:p>13316</text:p>
          </table:table-cell>
          <table:table-cell office:value-type="float" office:value="19252">
            <text:p>19252</text:p>
          </table:table-cell>
          <table:table-cell office:value-type="float" office:value="160.25">
            <text:p>160.25</text:p>
          </table:table-cell>
          <table:table-cell office:value-type="float" office:value="180.25">
            <text:p>180.25</text:p>
          </table:table-cell>
          <table:table-cell office:value-type="float" office:value="313.875">
            <text:p>313.875</text:p>
          </table:table-cell>
          <table:table-cell office:value-type="float" office:value="0.0159389297791924">
            <text:p>0.0159389298</text:p>
          </table:table-cell>
          <table:table-cell office:value-type="float" office:value="0.0135363472514269">
            <text:p>0.0135363473</text:p>
          </table:table-cell>
          <table:table-cell office:value-type="float" office:value="0.0163035009349678">
            <text:p>0.0163035009</text:p>
          </table:table-cell>
          <table:table-cell office:value-type="float" office:value="1.05628419121289">
            <text:p>1.0562841912</text:p>
          </table:table-cell>
          <table:table-cell office:value-type="float" office:value="1.04773635146594">
            <text:p>1.0477363515</text:p>
          </table:table-cell>
          <table:table-cell office:value-type="float" office:value="1.05758322939215">
            <text:p>1.05758322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0170">
            <text:p>10170</text:p>
          </table:table-cell>
          <table:table-cell office:value-type="float" office:value="13036">
            <text:p>13036</text:p>
          </table:table-cell>
          <table:table-cell office:value-type="float" office:value="18840">
            <text:p>18840</text:p>
          </table:table-cell>
          <table:table-cell office:value-type="float" office:value="131">
            <text:p>131</text:p>
          </table:table-cell>
          <table:table-cell office:value-type="float" office:value="103.25">
            <text:p>103.25</text:p>
          </table:table-cell>
          <table:table-cell office:value-type="float" office:value="476">
            <text:p>476</text:p>
          </table:table-cell>
          <table:table-cell office:value-type="float" office:value="0.0128810226155359">
            <text:p>0.0128810226</text:p>
          </table:table-cell>
          <table:table-cell office:value-type="float" office:value="0.0079203743479595">
            <text:p>0.0079203743</text:p>
          </table:table-cell>
          <table:table-cell office:value-type="float" office:value="0.0252653927813164">
            <text:p>0.0252653928</text:p>
          </table:table-cell>
          <table:table-cell office:value-type="float" office:value="1.04540878381187">
            <text:p>1.0454087838</text:p>
          </table:table-cell>
          <table:table-cell office:value-type="float" office:value="1.02784426558429">
            <text:p>1.0278442656</text:p>
          </table:table-cell>
          <table:table-cell office:value-type="float" office:value="1.0896800212765">
            <text:p>1.0896800213</text:p>
          </table:table-cell>
          <table:table-cell table:number-columns-repeated="2" office:value-type="float" office:value="0">
            <text:p>0</text:p>
          </table:table-cell>
          <table:table-cell office:value-type="float" office:value="27.779781261382">
            <text:p>27.779781261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10125">
            <text:p>10125</text:p>
          </table:table-cell>
          <table:table-cell office:value-type="float" office:value="13050">
            <text:p>13050</text:p>
          </table:table-cell>
          <table:table-cell office:value-type="float" office:value="20256">
            <text:p>20256</text:p>
          </table:table-cell>
          <table:table-cell office:value-type="float" office:value="177.5">
            <text:p>177.5</text:p>
          </table:table-cell>
          <table:table-cell office:value-type="float" office:value="217.125">
            <text:p>217.125</text:p>
          </table:table-cell>
          <table:table-cell office:value-type="float" office:value="812.125">
            <text:p>812.125</text:p>
          </table:table-cell>
          <table:table-cell office:value-type="float" office:value="0.0175308641975309">
            <text:p>0.0175308642</text:p>
          </table:table-cell>
          <table:table-cell office:value-type="float" office:value="0.0166379310344828">
            <text:p>0.016637931</text:p>
          </table:table-cell>
          <table:table-cell office:value-type="float" office:value="0.0400930588467615">
            <text:p>0.0400930588</text:p>
          </table:table-cell>
          <table:table-cell office:value-type="float" office:value="1.0619603938424">
            <text:p>1.0619603938</text:p>
          </table:table-cell>
          <table:table-cell office:value-type="float" office:value="1.05877532728894">
            <text:p>1.0587753273</text:p>
          </table:table-cell>
          <table:table-cell office:value-type="float" office:value="1.14347631456434">
            <text:p>1.1434763146</text:p>
          </table:table-cell>
          <table:table-cell table:number-columns-repeated="2" office:value-type="float" office:value="0">
            <text:p>0</text:p>
          </table:table-cell>
          <table:table-cell office:value-type="float" office:value="17.6327614171544">
            <text:p>17.632761417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0422">
            <text:p>10422</text:p>
          </table:table-cell>
          <table:table-cell office:value-type="float" office:value="13634">
            <text:p>13634</text:p>
          </table:table-cell>
          <table:table-cell office:value-type="float" office:value="20520">
            <text:p>20520</text:p>
          </table:table-cell>
          <table:table-cell office:value-type="float" office:value="188.75">
            <text:p>188.75</text:p>
          </table:table-cell>
          <table:table-cell office:value-type="float" office:value="249.125">
            <text:p>249.125</text:p>
          </table:table-cell>
          <table:table-cell office:value-type="float" office:value="892.625">
            <text:p>892.625</text:p>
          </table:table-cell>
          <table:table-cell office:value-type="float" office:value="0.0181107273076185">
            <text:p>0.0181107273</text:p>
          </table:table-cell>
          <table:table-cell office:value-type="float" office:value="0.0182723338712043">
            <text:p>0.0182723339</text:p>
          </table:table-cell>
          <table:table-cell office:value-type="float" office:value="0.0435002436647174">
            <text:p>0.0435002437</text:p>
          </table:table-cell>
          <table:table-cell office:value-type="float" office:value="1.06403042252614">
            <text:p>1.0640304225</text:p>
          </table:table-cell>
          <table:table-cell office:value-type="float" office:value="1.06460756979201">
            <text:p>1.0646075698</text:p>
          </table:table-cell>
          <table:table-cell office:value-type="float" office:value="1.15595970437633">
            <text:p>1.1559597044</text:p>
          </table:table-cell>
          <table:table-cell table:number-columns-repeated="2" office:value-type="float" office:value="0">
            <text:p>0</text:p>
          </table:table-cell>
          <table:table-cell office:value-type="float" office:value="16.2784427959766">
            <text:p>16.27844279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1">
            <text:p>281</text:p>
          </table:table-cell>
          <table:table-cell office:value-type="float" office:value="10378">
            <text:p>10378</text:p>
          </table:table-cell>
          <table:table-cell office:value-type="float" office:value="14300">
            <text:p>14300</text:p>
          </table:table-cell>
          <table:table-cell office:value-type="float" office:value="20439">
            <text:p>20439</text:p>
          </table:table-cell>
          <table:table-cell office:value-type="float" office:value="126">
            <text:p>126</text:p>
          </table:table-cell>
          <table:table-cell office:value-type="float" office:value="214.625">
            <text:p>214.625</text:p>
          </table:table-cell>
          <table:table-cell office:value-type="float" office:value="1050.5">
            <text:p>1050.5</text:p>
          </table:table-cell>
          <table:table-cell office:value-type="float" office:value="0.0121410676430912">
            <text:p>0.0121410676</text:p>
          </table:table-cell>
          <table:table-cell office:value-type="float" office:value="0.0150087412587413">
            <text:p>0.0150087413</text:p>
          </table:table-cell>
          <table:table-cell office:value-type="float" office:value="0.0513968393757033">
            <text:p>0.0513968394</text:p>
          </table:table-cell>
          <table:table-cell office:value-type="float" office:value="1.04278265157691">
            <text:p>1.0427826516</text:p>
          </table:table-cell>
          <table:table-cell office:value-type="float" office:value="1.05297210854137">
            <text:p>1.0529721085</text:p>
          </table:table-cell>
          <table:table-cell office:value-type="float" office:value="1.18506654260667">
            <text:p>1.1850665426</text:p>
          </table:table-cell>
          <table:table-cell table:number-columns-repeated="2" office:value-type="float" office:value="0">
            <text:p>0</text:p>
          </table:table-cell>
          <table:table-cell office:value-type="float" office:value="13.8298616724989">
            <text:p>13.829861672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9880">
            <text:p>9880</text:p>
          </table:table-cell>
          <table:table-cell office:value-type="float" office:value="13994">
            <text:p>13994</text:p>
          </table:table-cell>
          <table:table-cell office:value-type="float" office:value="21698">
            <text:p>21698</text:p>
          </table:table-cell>
          <table:table-cell office:value-type="float" office:value="-1.875">
            <text:p>-1.875</text:p>
          </table:table-cell>
          <table:table-cell office:value-type="float" office:value="404">
            <text:p>404</text:p>
          </table:table-cell>
          <table:table-cell office:value-type="float" office:value="1330.625">
            <text:p>1330.625</text:p>
          </table:table-cell>
          <table:table-cell office:value-type="float" office:value="-0.000189777327935223">
            <text:p>-0.0001897773</text:p>
          </table:table-cell>
          <table:table-cell office:value-type="float" office:value="0.0288695155066457">
            <text:p>0.0288695155</text:p>
          </table:table-cell>
          <table:table-cell office:value-type="float" office:value="0.0613247764770947">
            <text:p>0.0613247765</text:p>
          </table:table-cell>
          <table:table-cell office:value-type="float" office:value="0.999335849942478">
            <text:p>0.9993358499</text:p>
          </table:table-cell>
          <table:table-cell office:value-type="float" office:value="1.10267686416741">
            <text:p>1.1026768642</text:p>
          </table:table-cell>
          <table:table-cell office:value-type="float" office:value="1.22200774496136">
            <text:p>1.222007745</text:p>
          </table:table-cell>
          <table:table-cell office:value-type="float" office:value="0">
            <text:p>0</text:p>
          </table:table-cell>
          <table:table-cell office:value-type="float" office:value="24.354587197867">
            <text:p>24.3545871979</text:p>
          </table:table-cell>
          <table:table-cell office:value-type="float" office:value="11.6460255409612">
            <text:p>11.64602554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97">
            <text:p>297</text:p>
          </table:table-cell>
          <table:table-cell office:value-type="float" office:value="9620">
            <text:p>9620</text:p>
          </table:table-cell>
          <table:table-cell office:value-type="float" office:value="14730">
            <text:p>14730</text:p>
          </table:table-cell>
          <table:table-cell office:value-type="float" office:value="23941">
            <text:p>23941</text:p>
          </table:table-cell>
          <table:table-cell office:value-type="float" office:value="70.75">
            <text:p>70.75</text:p>
          </table:table-cell>
          <table:table-cell office:value-type="float" office:value="573.25">
            <text:p>573.25</text:p>
          </table:table-cell>
          <table:table-cell office:value-type="float" office:value="1286.875">
            <text:p>1286.875</text:p>
          </table:table-cell>
          <table:table-cell office:value-type="float" office:value="0.00735446985446985">
            <text:p>0.0073544699</text:p>
          </table:table-cell>
          <table:table-cell office:value-type="float" office:value="0.0389171758316361">
            <text:p>0.0389171758</text:p>
          </table:table-cell>
          <table:table-cell office:value-type="float" office:value="0.0537519318324214">
            <text:p>0.0537519318</text:p>
          </table:table-cell>
          <table:table-cell office:value-type="float" office:value="1.02584665741525">
            <text:p>1.0258466574</text:p>
          </table:table-cell>
          <table:table-cell office:value-type="float" office:value="1.13917862669716">
            <text:p>1.1391786267</text:p>
          </table:table-cell>
          <table:table-cell office:value-type="float" office:value="1.19379473095788">
            <text:p>1.193794731</text:p>
          </table:table-cell>
          <table:table-cell office:value-type="float" office:value="0">
            <text:p>0</text:p>
          </table:table-cell>
          <table:table-cell office:value-type="float" office:value="18.1551977667843">
            <text:p>18.1551977668</text:p>
          </table:table-cell>
          <table:table-cell office:value-type="float" office:value="13.2388474938588">
            <text:p>13.238847493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10110">
            <text:p>10110</text:p>
          </table:table-cell>
          <table:table-cell office:value-type="float" office:value="15295">
            <text:p>15295</text:p>
          </table:table-cell>
          <table:table-cell office:value-type="float" office:value="25854">
            <text:p>25854</text:p>
          </table:table-cell>
          <table:table-cell office:value-type="float" office:value="87.25">
            <text:p>87.25</text:p>
          </table:table-cell>
          <table:table-cell office:value-type="float" office:value="627.75">
            <text:p>627.75</text:p>
          </table:table-cell>
          <table:table-cell office:value-type="float" office:value="1397.125">
            <text:p>1397.125</text:p>
          </table:table-cell>
          <table:table-cell office:value-type="float" office:value="0.00863006923837784">
            <text:p>0.0086300692</text:p>
          </table:table-cell>
          <table:table-cell office:value-type="float" office:value="0.0410428244524354">
            <text:p>0.0410428245</text:p>
          </table:table-cell>
          <table:table-cell office:value-type="float" office:value="0.0540390268430417">
            <text:p>0.0540390268</text:p>
          </table:table-cell>
          <table:table-cell office:value-type="float" office:value="1.03035121940064">
            <text:p>1.0303512194</text:p>
          </table:table-cell>
          <table:table-cell office:value-type="float" office:value="1.14695153192403">
            <text:p>1.1469515319</text:p>
          </table:table-cell>
          <table:table-cell office:value-type="float" office:value="1.19486021813805">
            <text:p>1.1948602181</text:p>
          </table:table-cell>
          <table:table-cell office:value-type="float" office:value="0">
            <text:p>0</text:p>
          </table:table-cell>
          <table:table-cell office:value-type="float" office:value="17.2326391771201">
            <text:p>17.2326391771</text:p>
          </table:table-cell>
          <table:table-cell office:value-type="float" office:value="13.1703224641073">
            <text:p>13.170322464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10576">
            <text:p>10576</text:p>
          </table:table-cell>
          <table:table-cell office:value-type="float" office:value="16208">
            <text:p>16208</text:p>
          </table:table-cell>
          <table:table-cell office:value-type="float" office:value="27374">
            <text:p>27374</text:p>
          </table:table-cell>
          <table:table-cell office:value-type="float" office:value="85.25">
            <text:p>85.25</text:p>
          </table:table-cell>
          <table:table-cell office:value-type="float" office:value="888.125">
            <text:p>888.125</text:p>
          </table:table-cell>
          <table:table-cell office:value-type="float" office:value="1365.5">
            <text:p>1365.5</text:p>
          </table:table-cell>
          <table:table-cell office:value-type="float" office:value="0.0080607034795764">
            <text:p>0.0080607035</text:p>
          </table:table-cell>
          <table:table-cell office:value-type="float" office:value="0.0547954713721619">
            <text:p>0.0547954714</text:p>
          </table:table-cell>
          <table:table-cell office:value-type="float" office:value="0.0498831007525389">
            <text:p>0.0498831008</text:p>
          </table:table-cell>
          <table:table-cell office:value-type="float" office:value="1.02833981306207">
            <text:p>1.0283398131</text:p>
          </table:table-cell>
          <table:table-cell office:value-type="float" office:value="1.19766913542105">
            <text:p>1.1976691354</text:p>
          </table:table-cell>
          <table:table-cell office:value-type="float" office:value="1.17946796716563">
            <text:p>1.1794679672</text:p>
          </table:table-cell>
          <table:table-cell office:value-type="float" office:value="0">
            <text:p>0</text:p>
          </table:table-cell>
          <table:table-cell office:value-type="float" office:value="12.9932088401639">
            <text:p>12.9932088402</text:p>
          </table:table-cell>
          <table:table-cell office:value-type="float" office:value="14.2391928216618">
            <text:p>14.2391928217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10465">
            <text:p>10465</text:p>
          </table:table-cell>
          <table:table-cell office:value-type="float" office:value="16874">
            <text:p>16874</text:p>
          </table:table-cell>
          <table:table-cell office:value-type="float" office:value="29154">
            <text:p>29154</text:p>
          </table:table-cell>
          <table:table-cell office:value-type="float" office:value="230">
            <text:p>230</text:p>
          </table:table-cell>
          <table:table-cell office:value-type="float" office:value="894.75">
            <text:p>894.75</text:p>
          </table:table-cell>
          <table:table-cell office:value-type="float" office:value="1527.375">
            <text:p>1527.375</text:p>
          </table:table-cell>
          <table:table-cell office:value-type="float" office:value="0.021978021978022">
            <text:p>0.021978022</text:p>
          </table:table-cell>
          <table:table-cell office:value-type="float" office:value="0.0530253644660424">
            <text:p>0.0530253645</text:p>
          </table:table-cell>
          <table:table-cell office:value-type="float" office:value="0.0523898950401317">
            <text:p>0.052389895</text:p>
          </table:table-cell>
          <table:table-cell office:value-type="float" office:value="1.07786982248521">
            <text:p>1.0778698225</text:p>
          </table:table-cell>
          <table:table-cell office:value-type="float" office:value="1.19109968661359">
            <text:p>1.1910996866</text:p>
          </table:table-cell>
          <table:table-cell office:value-type="float" office:value="1.188744246801">
            <text:p>1.1887442468</text:p>
          </table:table-cell>
          <table:table-cell office:value-type="float" office:value="31.883514564779">
            <text:p>31.8835145648</text:p>
          </table:table-cell>
          <table:table-cell office:value-type="float" office:value="13.415582064666">
            <text:p>13.4155820647</text:p>
          </table:table-cell>
          <table:table-cell office:value-type="float" office:value="13.5741752101068">
            <text:p>13.574175210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430">
            <text:p>430</text:p>
          </table:table-cell>
          <table:table-cell office:value-type="float" office:value="11058">
            <text:p>11058</text:p>
          </table:table-cell>
          <table:table-cell office:value-type="float" office:value="17776">
            <text:p>17776</text:p>
          </table:table-cell>
          <table:table-cell office:value-type="float" office:value="30541">
            <text:p>30541</text:p>
          </table:table-cell>
          <table:table-cell office:value-type="float" office:value="403.75">
            <text:p>403.75</text:p>
          </table:table-cell>
          <table:table-cell office:value-type="float" office:value="782.125">
            <text:p>782.125</text:p>
          </table:table-cell>
          <table:table-cell office:value-type="float" office:value="1310.5">
            <text:p>1310.5</text:p>
          </table:table-cell>
          <table:table-cell office:value-type="float" office:value="0.0365120274914089">
            <text:p>0.0365120275</text:p>
          </table:table-cell>
          <table:table-cell office:value-type="float" office:value="0.0439989311431143">
            <text:p>0.0439989311</text:p>
          </table:table-cell>
          <table:table-cell office:value-type="float" office:value="0.0429095314495269">
            <text:p>0.0429095314</text:p>
          </table:table-cell>
          <table:table-cell office:value-type="float" office:value="1.13040502739694">
            <text:p>1.1304050274</text:p>
          </table:table-cell>
          <table:table-cell office:value-type="float" office:value="1.1577906346467">
            <text:p>1.1577906346</text:p>
          </table:table-cell>
          <table:table-cell office:value-type="float" office:value="1.15379216673621">
            <text:p>1.1537921667</text:p>
          </table:table-cell>
          <table:table-cell office:value-type="float" office:value="19.3285802818885">
            <text:p>19.3285802819</text:p>
          </table:table-cell>
          <table:table-cell office:value-type="float" office:value="16.0978142180864">
            <text:p>16.0978142181</text:p>
          </table:table-cell>
          <table:table-cell office:value-type="float" office:value="16.4978347498659">
            <text:p>16.497834749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table:number-columns-repeated="2" office:value-type="float" office:value="424">
            <text:p>424</text:p>
          </table:table-cell>
          <table:table-cell office:value-type="float" office:value="11205">
            <text:p>11205</text:p>
          </table:table-cell>
          <table:table-cell office:value-type="float" office:value="18708">
            <text:p>18708</text:p>
          </table:table-cell>
          <table:table-cell office:value-type="float" office:value="32009">
            <text:p>32009</text:p>
          </table:table-cell>
          <table:table-cell office:value-type="float" office:value="413.5">
            <text:p>413.5</text:p>
          </table:table-cell>
          <table:table-cell office:value-type="float" office:value="726">
            <text:p>726</text:p>
          </table:table-cell>
          <table:table-cell office:value-type="float" office:value="807.125">
            <text:p>807.125</text:p>
          </table:table-cell>
          <table:table-cell office:value-type="float" office:value="0.0369031682284694">
            <text:p>0.0369031682</text:p>
          </table:table-cell>
          <table:table-cell office:value-type="float" office:value="0.0388069275176395">
            <text:p>0.0388069275</text:p>
          </table:table-cell>
          <table:table-cell office:value-type="float" office:value="0.0252155643725202">
            <text:p>0.0252155644</text:p>
          </table:table-cell>
          <table:table-cell office:value-type="float" office:value="1.13183030269723">
            <text:p>1.1318303027</text:p>
          </table:table-cell>
          <table:table-cell office:value-type="float" office:value="1.13877596245352">
            <text:p>1.1387759625</text:p>
          </table:table-cell>
          <table:table-cell office:value-type="float" office:value="1.08950069168961">
            <text:p>1.0895006917</text:p>
          </table:table-cell>
          <table:table-cell office:value-type="float" office:value="19.1273441595484">
            <text:p>19.1273441595</text:p>
          </table:table-cell>
          <table:table-cell office:value-type="float" office:value="18.2058034681095">
            <text:p>18.2058034681</text:p>
          </table:table-cell>
          <table:table-cell office:value-type="float" office:value="27.8339976044102">
            <text:p>27.833997604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11170">
            <text:p>11170</text:p>
          </table:table-cell>
          <table:table-cell office:value-type="float" office:value="19122">
            <text:p>19122</text:p>
          </table:table-cell>
          <table:table-cell office:value-type="float" office:value="32469">
            <text:p>32469</text:p>
          </table:table-cell>
          <table:table-cell office:value-type="float" office:value="546.75">
            <text:p>546.75</text:p>
          </table:table-cell>
          <table:table-cell office:value-type="float" office:value="955.5">
            <text:p>955.5</text:p>
          </table:table-cell>
          <table:table-cell office:value-type="float" office:value="432.75">
            <text:p>432.75</text:p>
          </table:table-cell>
          <table:table-cell office:value-type="float" office:value="0.0489480752014324">
            <text:p>0.0489480752</text:p>
          </table:table-cell>
          <table:table-cell office:value-type="float" office:value="0.0499686225290242">
            <text:p>0.0499686225</text:p>
          </table:table-cell>
          <table:table-cell office:value-type="float" office:value="0.0133280975699898">
            <text:p>0.0133280976</text:p>
          </table:table-cell>
          <table:table-cell office:value-type="float" office:value="1.17601425477423">
            <text:p>1.1760142548</text:p>
          </table:table-cell>
          <table:table-cell office:value-type="float" office:value="1.17978403079698">
            <text:p>1.1797840308</text:p>
          </table:table-cell>
          <table:table-cell office:value-type="float" office:value="1.04699651233724">
            <text:p>1.0469965123</text:p>
          </table:table-cell>
          <table:table-cell office:value-type="float" office:value="14.5046803156516">
            <text:p>14.5046803157</text:p>
          </table:table-cell>
          <table:table-cell office:value-type="float" office:value="14.2154059539632">
            <text:p>14.2154059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11685">
            <text:p>11685</text:p>
          </table:table-cell>
          <table:table-cell office:value-type="float" office:value="20095">
            <text:p>20095</text:p>
          </table:table-cell>
          <table:table-cell office:value-type="float" office:value="34233">
            <text:p>34233</text:p>
          </table:table-cell>
          <table:table-cell office:value-type="float" office:value="605.75">
            <text:p>605.75</text:p>
          </table:table-cell>
          <table:table-cell office:value-type="float" office:value="1091.125">
            <text:p>1091.125</text:p>
          </table:table-cell>
          <table:table-cell office:value-type="float" office:value="95.875">
            <text:p>95.875</text:p>
          </table:table-cell>
          <table:table-cell office:value-type="float" office:value="0.0518399657680787">
            <text:p>0.0518399658</text:p>
          </table:table-cell>
          <table:table-cell office:value-type="float" office:value="0.0542983329186365">
            <text:p>0.0542983329</text:p>
          </table:table-cell>
          <table:table-cell office:value-type="float" office:value="0.00280066018169602">
            <text:p>0.0028006602</text:p>
          </table:table-cell>
          <table:table-cell office:value-type="float" office:value="1.18670714900791">
            <text:p>1.186707149</text:p>
          </table:table-cell>
          <table:table-cell office:value-type="float" office:value="1.1958228507724">
            <text:p>1.1958228508</text:p>
          </table:table-cell>
          <table:table-cell office:value-type="float" office:value="1.00981768428294">
            <text:p>1.0098176843</text:p>
          </table:table-cell>
          <table:table-cell office:value-type="float" office:value="13.71455786918">
            <text:p>13.7145578692</text:p>
          </table:table-cell>
          <table:table-cell office:value-type="float" office:value="13.1090528917733">
            <text:p>13.10905289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2850">
            <text:p>12850</text:p>
          </table:table-cell>
          <table:table-cell office:value-type="float" office:value="21314">
            <text:p>21314</text:p>
          </table:table-cell>
          <table:table-cell office:value-type="float" office:value="34798">
            <text:p>34798</text:p>
          </table:table-cell>
          <table:table-cell office:value-type="float" office:value="610.5">
            <text:p>610.5</text:p>
          </table:table-cell>
          <table:table-cell office:value-type="float" office:value="852.625">
            <text:p>852.625</text:p>
          </table:table-cell>
          <table:table-cell office:value-type="float" office:value="-167.25">
            <text:p>-167.25</text:p>
          </table:table-cell>
          <table:table-cell office:value-type="float" office:value="0.0475097276264591">
            <text:p>0.0475097276</text:p>
          </table:table-cell>
          <table:table-cell office:value-type="float" office:value="0.0400030496387351">
            <text:p>0.0400030496</text:p>
          </table:table-cell>
          <table:table-cell office:value-type="float" office:value="-0.00480631070751193">
            <text:p>-0.0048063107</text:p>
          </table:table-cell>
          <table:table-cell office:value-type="float" office:value="1.17070810816212">
            <text:p>1.1707081082</text:p>
          </table:table-cell>
          <table:table-cell office:value-type="float" office:value="1.14314715193715">
            <text:p>1.1431471519</text:p>
          </table:table-cell>
          <table:table-cell office:value-type="float" office:value="0.983223189744038">
            <text:p>0.9832231897</text:p>
          </table:table-cell>
          <table:table-cell office:value-type="float" office:value="14.9334770030942">
            <text:p>14.9334770031</text:p>
          </table:table-cell>
          <table:table-cell office:value-type="float" office:value="17.6716664611757">
            <text:p>17.6716664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13736">
            <text:p>13736</text:p>
          </table:table-cell>
          <table:table-cell office:value-type="float" office:value="22156">
            <text:p>22156</text:p>
          </table:table-cell>
          <table:table-cell office:value-type="float" office:value="32866">
            <text:p>32866</text:p>
          </table:table-cell>
          <table:table-cell office:value-type="float" office:value="724.875">
            <text:p>724.875</text:p>
          </table:table-cell>
          <table:table-cell office:value-type="float" office:value="518.875">
            <text:p>518.875</text:p>
          </table:table-cell>
          <table:table-cell office:value-type="float" office:value="-248.75">
            <text:p>-248.75</text:p>
          </table:table-cell>
          <table:table-cell office:value-type="float" office:value="0.0527719132207338">
            <text:p>0.0527719132</text:p>
          </table:table-cell>
          <table:table-cell office:value-type="float" office:value="0.023419164109045">
            <text:p>0.0234191641</text:p>
          </table:table-cell>
          <table:table-cell office:value-type="float" office:value="-0.00756861193939025">
            <text:p>-0.0075686119</text:p>
          </table:table-cell>
          <table:table-cell office:value-type="float" office:value="1.19016005092952">
            <text:p>1.1901600509</text:p>
          </table:table-cell>
          <table:table-cell office:value-type="float" office:value="1.08304205058689">
            <text:p>1.0830420506</text:p>
          </table:table-cell>
          <table:table-cell office:value-type="float" office:value="0.973622134630045">
            <text:p>0.9736221346</text:p>
          </table:table-cell>
          <table:table-cell office:value-type="float" office:value="13.4783777130753">
            <text:p>13.4783777131</text:p>
          </table:table-cell>
          <table:table-cell office:value-type="float" office:value="29.9426711601448">
            <text:p>29.9426711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4482">
            <text:p>14482</text:p>
          </table:table-cell>
          <table:table-cell office:value-type="float" office:value="22370">
            <text:p>22370</text:p>
          </table:table-cell>
          <table:table-cell office:value-type="float" office:value="32094">
            <text:p>32094</text:p>
          </table:table-cell>
          <table:table-cell office:value-type="float" office:value="728.5">
            <text:p>728.5</text:p>
          </table:table-cell>
          <table:table-cell office:value-type="float" office:value="-161">
            <text:p>-161</text:p>
          </table:table-cell>
          <table:table-cell office:value-type="float" office:value="532.875">
            <text:p>532.875</text:p>
          </table:table-cell>
          <table:table-cell office:value-type="float" office:value="0.0503038254384754">
            <text:p>0.0503038254</text:p>
          </table:table-cell>
          <table:table-cell office:value-type="float" office:value="-0.00719713902548055">
            <text:p>-0.007197139</text:p>
          </table:table-cell>
          <table:table-cell office:value-type="float" office:value="0.0166035707608899">
            <text:p>0.0166035708</text:p>
          </table:table-cell>
          <table:table-cell office:value-type="float" office:value="1.181023119748">
            <text:p>1.1810231197</text:p>
          </table:table-cell>
          <table:table-cell office:value-type="float" office:value="0.974911539078716">
            <text:p>0.9749115391</text:p>
          </table:table-cell>
          <table:table-cell office:value-type="float" office:value="1.05865282764466">
            <text:p>1.0586528276</text:p>
          </table:table-cell>
          <table:table-cell office:value-type="float" office:value="14.1229528580701">
            <text:p>14.12295285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1760">
            <text:p>21760</text:p>
          </table:table-cell>
          <table:table-cell office:value-type="float" office:value="33214">
            <text:p>33214</text:p>
          </table:table-cell>
          <table:table-cell office:value-type="float" office:value="786.25">
            <text:p>786.25</text:p>
          </table:table-cell>
          <table:table-cell office:value-type="float" office:value="-83.625">
            <text:p>-83.625</text:p>
          </table:table-cell>
          <table:table-cell office:value-type="float" office:value="174.25">
            <text:p>174.25</text:p>
          </table:table-cell>
          <table:table-cell office:value-type="float" office:value="0.0508570504527814">
            <text:p>0.0508570505</text:p>
          </table:table-cell>
          <table:table-cell office:value-type="float" office:value="-0.00384306066176471">
            <text:p>-0.0038430607</text:p>
          </table:table-cell>
          <table:table-cell office:value-type="float" office:value="0.00524628168844463">
            <text:p>0.0052462817</text:p>
          </table:table-cell>
          <table:table-cell office:value-type="float" office:value="1.18306909816302">
            <text:p>1.1830690982</text:p>
          </table:table-cell>
          <table:table-cell office:value-type="float" office:value="0.986578235149714">
            <text:p>0.9865782351</text:p>
          </table:table-cell>
          <table:table-cell office:value-type="float" office:value="1.0184159319138">
            <text:p>1.0184159319</text:p>
          </table:table-cell>
          <table:table-cell office:value-type="float" office:value="13.9730316066547">
            <text:p>13.97303160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920">
            <text:p>920</text:p>
          </table:table-cell>
          <table:table-cell office:value-type="float" office:value="15942">
            <text:p>15942</text:p>
          </table:table-cell>
          <table:table-cell office:value-type="float" office:value="21302">
            <text:p>21302</text:p>
          </table:table-cell>
          <table:table-cell office:value-type="float" office:value="33635">
            <text:p>33635</text:p>
          </table:table-cell>
          <table:table-cell office:value-type="float" office:value="722.5">
            <text:p>722.5</text:p>
          </table:table-cell>
          <table:table-cell office:value-type="float" office:value="-73.875">
            <text:p>-73.875</text:p>
          </table:table-cell>
          <table:table-cell office:value-type="float" office:value="-65.625">
            <text:p>-65.625</text:p>
          </table:table-cell>
          <table:table-cell office:value-type="float" office:value="0.0453205369464308">
            <text:p>0.0453205369</text:p>
          </table:table-cell>
          <table:table-cell office:value-type="float" office:value="-0.00346798422683316">
            <text:p>-0.0034679842</text:p>
          </table:table-cell>
          <table:table-cell office:value-type="float" office:value="-0.00195109261186264">
            <text:p>-0.0019510926</text:p>
          </table:table-cell>
          <table:table-cell office:value-type="float" office:value="1.16264762340797">
            <text:p>1.1626476234</text:p>
          </table:table-cell>
          <table:table-cell office:value-type="float" office:value="0.987885627958695">
            <text:p>0.987885628</text:p>
          </table:table-cell>
          <table:table-cell office:value-type="float" office:value="0.993178637112746">
            <text:p>0.9931786371</text:p>
          </table:table-cell>
          <table:table-cell office:value-type="float" office:value="15.6383419597268">
            <text:p>15.63834195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671">
            <text:p>671</text:p>
          </table:table-cell>
          <table:table-cell office:value-type="float" office:value="16640">
            <text:p>16640</text:p>
          </table:table-cell>
          <table:table-cell office:value-type="float" office:value="22035">
            <text:p>22035</text:p>
          </table:table-cell>
          <table:table-cell office:value-type="float" office:value="32146">
            <text:p>32146</text:p>
          </table:table-cell>
          <table:table-cell office:value-type="float" office:value="-137.5">
            <text:p>-137.5</text:p>
          </table:table-cell>
          <table:table-cell office:value-type="float" office:value="-188.875">
            <text:p>-188.875</text:p>
          </table:table-cell>
          <table:table-cell office:value-type="float" office:value="-203.5">
            <text:p>-203.5</text:p>
          </table:table-cell>
          <table:table-cell office:value-type="float" office:value="-0.00826322115384615">
            <text:p>-0.0082632212</text:p>
          </table:table-cell>
          <table:table-cell office:value-type="float" office:value="-0.00857159065123667">
            <text:p>-0.0085715907</text:p>
          </table:table-cell>
          <table:table-cell office:value-type="float" office:value="-0.00633049212965843">
            <text:p>-0.0063304921</text:p>
          </table:table-cell>
          <table:table-cell office:value-type="float" office:value="0.97121255637626">
            <text:p>0.9712125564</text:p>
          </table:table-cell>
          <table:table-cell office:value-type="float" office:value="0.970143438166605">
            <text:p>0.9701434382</text:p>
          </table:table-cell>
          <table:table-cell office:value-type="float" office:value="0.977921824802179">
            <text:p>0.97792182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table:number-columns-repeated="2" office:value-type="float" office:value="952">
            <text:p>952</text:p>
          </table:table-cell>
          <table:table-cell office:value-type="float" office:value="16618">
            <text:p>16618</text:p>
          </table:table-cell>
          <table:table-cell office:value-type="float" office:value="22370">
            <text:p>22370</text:p>
          </table:table-cell>
          <table:table-cell office:value-type="float" office:value="31941">
            <text:p>31941</text:p>
          </table:table-cell>
          <table:table-cell office:value-type="float" office:value="-46.25">
            <text:p>-46.25</text:p>
          </table:table-cell>
          <table:table-cell office:value-type="float" office:value="-161">
            <text:p>-161</text:p>
          </table:table-cell>
          <table:table-cell office:value-type="float" office:value="-145.5">
            <text:p>-145.5</text:p>
          </table:table-cell>
          <table:table-cell office:value-type="float" office:value="-0.00278312673005175">
            <text:p>-0.0027831267</text:p>
          </table:table-cell>
          <table:table-cell office:value-type="float" office:value="-0.00719713902548055">
            <text:p>-0.007197139</text:p>
          </table:table-cell>
          <table:table-cell office:value-type="float" office:value="-0.00455527378604302">
            <text:p>-0.0045552738</text:p>
          </table:table-cell>
          <table:table-cell office:value-type="float" office:value="0.990274238201834">
            <text:p>0.9902742382</text:p>
          </table:table-cell>
          <table:table-cell office:value-type="float" office:value="0.974911539078716">
            <text:p>0.9749115391</text:p>
          </table:table-cell>
          <table:table-cell office:value-type="float" office:value="0.98409721276661">
            <text:p>0.98409721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16085">
            <text:p>16085</text:p>
          </table:table-cell>
          <table:table-cell office:value-type="float" office:value="23578">
            <text:p>23578</text:p>
          </table:table-cell>
          <table:table-cell office:value-type="float" office:value="33267">
            <text:p>33267</text:p>
          </table:table-cell>
          <table:table-cell office:value-type="float" office:value="-104.75">
            <text:p>-104.75</text:p>
          </table:table-cell>
          <table:table-cell office:value-type="float" office:value="33.75">
            <text:p>33.75</text:p>
          </table:table-cell>
          <table:table-cell office:value-type="float" office:value="18.5">
            <text:p>18.5</text:p>
          </table:table-cell>
          <table:table-cell office:value-type="float" office:value="-0.00651227852036058">
            <text:p>-0.0065122785</text:p>
          </table:table-cell>
          <table:table-cell office:value-type="float" office:value="0.0014314191195182">
            <text:p>0.0014314191</text:p>
          </table:table-cell>
          <table:table-cell office:value-type="float" office:value="0.000556106652237954">
            <text:p>0.0005561067</text:p>
          </table:table-cell>
          <table:table-cell office:value-type="float" office:value="0.97729014833093">
            <text:p>0.9772901483</text:p>
          </table:table-cell>
          <table:table-cell office:value-type="float" office:value="1.00501398288128">
            <text:p>1.0050139829</text:p>
          </table:table-cell>
          <table:table-cell office:value-type="float" office:value="1.00194697942187">
            <text:p>1.00194697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6090">
            <text:p>16090</text:p>
          </table:table-cell>
          <table:table-cell office:value-type="float" office:value="23874">
            <text:p>23874</text:p>
          </table:table-cell>
          <table:table-cell office:value-type="float" office:value="33712">
            <text:p>33712</text:p>
          </table:table-cell>
          <table:table-cell office:value-type="float" office:value="-74.625">
            <text:p>-74.625</text:p>
          </table:table-cell>
          <table:table-cell office:value-type="float" office:value="126.25">
            <text:p>126.25</text:p>
          </table:table-cell>
          <table:table-cell office:value-type="float" office:value="175.625">
            <text:p>175.625</text:p>
          </table:table-cell>
          <table:table-cell office:value-type="float" office:value="-0.00463797389683033">
            <text:p>-0.0046379739</text:p>
          </table:table-cell>
          <table:table-cell office:value-type="float" office:value="0.00528817960961716">
            <text:p>0.0052881796</text:p>
          </table:table-cell>
          <table:table-cell office:value-type="float" office:value="0.00520956929283341">
            <text:p>0.0052095693</text:p>
          </table:table-cell>
          <table:table-cell office:value-type="float" office:value="0.983809252532755">
            <text:p>0.9838092525</text:p>
          </table:table-cell>
          <table:table-cell office:value-type="float" office:value="1.01856343972708">
            <text:p>1.0185634397</text:p>
          </table:table-cell>
          <table:table-cell office:value-type="float" office:value="1.01828668616486">
            <text:p>1.01828668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6195">
            <text:p>16195</text:p>
          </table:table-cell>
          <table:table-cell office:value-type="float" office:value="22305">
            <text:p>22305</text:p>
          </table:table-cell>
          <table:table-cell office:value-type="float" office:value="31109">
            <text:p>31109</text:p>
          </table:table-cell>
          <table:table-cell office:value-type="float" office:value="-83">
            <text:p>-83</text:p>
          </table:table-cell>
          <table:table-cell office:value-type="float" office:value="132.75">
            <text:p>132.75</text:p>
          </table:table-cell>
          <table:table-cell office:value-type="float" office:value="170.75">
            <text:p>170.75</text:p>
          </table:table-cell>
          <table:table-cell office:value-type="float" office:value="-0.00512503859215807">
            <text:p>-0.0051250386</text:p>
          </table:table-cell>
          <table:table-cell office:value-type="float" office:value="0.00595158036314728">
            <text:p>0.0059515804</text:p>
          </table:table-cell>
          <table:table-cell office:value-type="float" office:value="0.00548876530907454">
            <text:p>0.0054887653</text:p>
          </table:table-cell>
          <table:table-cell office:value-type="float" office:value="0.982113846327766">
            <text:p>0.9821138463</text:p>
          </table:table-cell>
          <table:table-cell office:value-type="float" office:value="1.0208999570363">
            <text:p>1.020899957</text:p>
          </table:table-cell>
          <table:table-cell office:value-type="float" office:value="1.01926972660921">
            <text:p>1.01926972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6618">
            <text:p>16618</text:p>
          </table:table-cell>
          <table:table-cell office:value-type="float" office:value="21811">
            <text:p>21811</text:p>
          </table:table-cell>
          <table:table-cell office:value-type="float" office:value="30864">
            <text:p>30864</text:p>
          </table:table-cell>
          <table:table-cell office:value-type="float" office:value="-46.25">
            <text:p>-46.25</text:p>
          </table:table-cell>
          <table:table-cell office:value-type="float" office:value="-132">
            <text:p>-132</text:p>
          </table:table-cell>
          <table:table-cell office:value-type="float" office:value="-187.5">
            <text:p>-187.5</text:p>
          </table:table-cell>
          <table:table-cell office:value-type="float" office:value="-0.00278312673005175">
            <text:p>-0.0027831267</text:p>
          </table:table-cell>
          <table:table-cell office:value-type="float" office:value="-0.00605199211407088">
            <text:p>-0.0060519921</text:p>
          </table:table-cell>
          <table:table-cell office:value-type="float" office:value="-0.00607503888024883">
            <text:p>-0.0060750389</text:p>
          </table:table-cell>
          <table:table-cell office:value-type="float" office:value="0.990274238201834">
            <text:p>0.9902742382</text:p>
          </table:table-cell>
          <table:table-cell office:value-type="float" office:value="0.978889815753507">
            <text:p>0.9788898158</text:p>
          </table:table-cell>
          <table:table-cell office:value-type="float" office:value="0.978809699870026">
            <text:p>0.97880969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1668">
            <text:p>21668</text:p>
          </table:table-cell>
          <table:table-cell office:value-type="float" office:value="32593">
            <text:p>32593</text:p>
          </table:table-cell>
          <table:table-cell office:value-type="float" office:value="-35">
            <text:p>-35</text:p>
          </table:table-cell>
          <table:table-cell office:value-type="float" office:value="286.25">
            <text:p>286.25</text:p>
          </table:table-cell>
          <table:table-cell office:value-type="float" office:value="2.75">
            <text:p>2.75</text:p>
          </table:table-cell>
          <table:table-cell office:value-type="float" office:value="-0.00219311986966602">
            <text:p>-0.0021931199</text:p>
          </table:table-cell>
          <table:table-cell office:value-type="float" office:value="0.0132107254938158">
            <text:p>0.0132107255</text:p>
          </table:table-cell>
          <table:table-cell table:style-name="ce17" office:value-type="float" office:value="0.0000843739453256834">
            <text:p>8.44E-005</text:p>
          </table:table-cell>
          <table:table-cell office:value-type="float" office:value="0.992333507614704">
            <text:p>0.9923335076</text:p>
          </table:table-cell>
          <table:table-cell office:value-type="float" office:value="1.04657960483378">
            <text:p>1.0465796048</text:p>
          </table:table-cell>
          <table:table-cell office:value-type="float" office:value="1.00029532276181">
            <text:p>1.00029532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2240">
            <text:p>22240</text:p>
          </table:table-cell>
          <table:table-cell office:value-type="float" office:value="33079">
            <text:p>33079</text:p>
          </table:table-cell>
          <table:table-cell office:value-type="float" office:value="-99.875">
            <text:p>-99.875</text:p>
          </table:table-cell>
          <table:table-cell office:value-type="float" office:value="355">
            <text:p>355</text:p>
          </table:table-cell>
          <table:table-cell office:value-type="float" office:value="94.875">
            <text:p>94.875</text:p>
          </table:table-cell>
          <table:table-cell office:value-type="float" office:value="-0.00646105576400569">
            <text:p>-0.0064610558</text:p>
          </table:table-cell>
          <table:table-cell office:value-type="float" office:value="0.0159622302158273">
            <text:p>0.0159622302</text:p>
          </table:table-cell>
          <table:table-cell office:value-type="float" office:value="0.00286813386136219">
            <text:p>0.0028681339</text:p>
          </table:table-cell>
          <table:table-cell office:value-type="float" office:value="0.977468125499488">
            <text:p>0.9774681255</text:p>
          </table:table-cell>
          <table:table-cell office:value-type="float" office:value="1.05636719963058">
            <text:p>1.0563671996</text:p>
          </table:table-cell>
          <table:table-cell office:value-type="float" office:value="1.01005459185079">
            <text:p>1.01005459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1942">
            <text:p>21942</text:p>
          </table:table-cell>
          <table:table-cell office:value-type="float" office:value="31243">
            <text:p>31243</text:p>
          </table:table-cell>
          <table:table-cell office:value-type="float" office:value="-160">
            <text:p>-160</text:p>
          </table:table-cell>
          <table:table-cell office:value-type="float" office:value="157.125">
            <text:p>157.125</text:p>
          </table:table-cell>
          <table:table-cell office:value-type="float" office:value="628.125">
            <text:p>628.125</text:p>
          </table:table-cell>
          <table:table-cell office:value-type="float" office:value="-0.0102079877504147">
            <text:p>-0.0102079878</text:p>
          </table:table-cell>
          <table:table-cell office:value-type="float" office:value="0.0071609242548537">
            <text:p>0.0071609243</text:p>
          </table:table-cell>
          <table:table-cell office:value-type="float" office:value="0.0201045034087636">
            <text:p>0.0201045034</text:p>
          </table:table-cell>
          <table:table-cell office:value-type="float" office:value="0.964476280780817">
            <text:p>0.9644762808</text:p>
          </table:table-cell>
          <table:table-cell office:value-type="float" office:value="1.02516374141091">
            <text:p>1.0251637414</text:p>
          </table:table-cell>
          <table:table-cell office:value-type="float" office:value="1.07115797640301">
            <text:p>1.0711579764</text:p>
          </table:table-cell>
          <table:table-cell table:number-columns-repeated="2" office:value-type="float" office:value="0">
            <text:p>0</text:p>
          </table:table-cell>
          <table:table-cell office:value-type="float" office:value="34.8226335664959">
            <text:p>34.822633566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6140">
            <text:p>16140</text:p>
          </table:table-cell>
          <table:table-cell office:value-type="float" office:value="21816">
            <text:p>21816</text:p>
          </table:table-cell>
          <table:table-cell office:value-type="float" office:value="35069">
            <text:p>35069</text:p>
          </table:table-cell>
          <table:table-cell office:value-type="float" office:value="202.5">
            <text:p>202.5</text:p>
          </table:table-cell>
          <table:table-cell office:value-type="float" office:value="-67.375">
            <text:p>-67.375</text:p>
          </table:table-cell>
          <table:table-cell office:value-type="float" office:value="413.125">
            <text:p>413.125</text:p>
          </table:table-cell>
          <table:table-cell office:value-type="float" office:value="0.012546468401487">
            <text:p>0.0125464684</text:p>
          </table:table-cell>
          <table:table-cell office:value-type="float" office:value="-0.00308832966629996">
            <text:p>-0.0030883297</text:p>
          </table:table-cell>
          <table:table-cell office:value-type="float" office:value="0.0117803473152927">
            <text:p>0.0117803473</text:p>
          </table:table-cell>
          <table:table-cell office:value-type="float" office:value="1.04422117058913">
            <text:p>1.0442211706</text:p>
          </table:table-cell>
          <table:table-cell office:value-type="float" office:value="0.989209540217001">
            <text:p>0.9892095402</text:p>
          </table:table-cell>
          <table:table-cell office:value-type="float" office:value="1.04150321770595">
            <text:p>1.04150321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16180">
            <text:p>16180</text:p>
          </table:table-cell>
          <table:table-cell office:value-type="float" office:value="22941">
            <text:p>22941</text:p>
          </table:table-cell>
          <table:table-cell office:value-type="float" office:value="36297">
            <text:p>36297</text:p>
          </table:table-cell>
          <table:table-cell office:value-type="float" office:value="203.125">
            <text:p>203.125</text:p>
          </table:table-cell>
          <table:table-cell office:value-type="float" office:value="-61.75">
            <text:p>-61.75</text:p>
          </table:table-cell>
          <table:table-cell office:value-type="float" office:value="-153.875">
            <text:p>-153.875</text:p>
          </table:table-cell>
          <table:table-cell office:value-type="float" office:value="0.0125540791100124">
            <text:p>0.0125540791</text:p>
          </table:table-cell>
          <table:table-cell office:value-type="float" office:value="-0.00269168737195414">
            <text:p>-0.0026916874</text:p>
          </table:table-cell>
          <table:table-cell office:value-type="float" office:value="-0.00423933107419346">
            <text:p>-0.0042393311</text:p>
          </table:table-cell>
          <table:table-cell office:value-type="float" office:value="1.04424818249355">
            <text:p>1.0442481825</text:p>
          </table:table-cell>
          <table:table-cell office:value-type="float" office:value="0.990593294752741">
            <text:p>0.9905932948</text:p>
          </table:table-cell>
          <table:table-cell office:value-type="float" office:value="0.985197566219118">
            <text:p>0.98519756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6329">
            <text:p>16329</text:p>
          </table:table-cell>
          <table:table-cell office:value-type="float" office:value="23150">
            <text:p>23150</text:p>
          </table:table-cell>
          <table:table-cell office:value-type="float" office:value="37310">
            <text:p>37310</text:p>
          </table:table-cell>
          <table:table-cell office:value-type="float" office:value="244.5">
            <text:p>244.5</text:p>
          </table:table-cell>
          <table:table-cell office:value-type="float" office:value="62.625">
            <text:p>62.625</text:p>
          </table:table-cell>
          <table:table-cell office:value-type="float" office:value="-870.5">
            <text:p>-870.5</text:p>
          </table:table-cell>
          <table:table-cell office:value-type="float" office:value="0.0149733602792578">
            <text:p>0.0149733603</text:p>
          </table:table-cell>
          <table:table-cell office:value-type="float" office:value="0.00270518358531318">
            <text:p>0.0027051836</text:p>
          </table:table-cell>
          <table:table-cell office:value-type="float" office:value="-0.0233315465022782">
            <text:p>-0.0233315465</text:p>
          </table:table-cell>
          <table:table-cell office:value-type="float" office:value="1.05284619595279">
            <text:p>1.052846196</text:p>
          </table:table-cell>
          <table:table-cell office:value-type="float" office:value="1.00948248586433">
            <text:p>1.0094824859</text:p>
          </table:table-cell>
          <table:table-cell office:value-type="float" office:value="0.919406534923915">
            <text:p>0.9194065349</text:p>
          </table:table-cell>
          <table:table-cell table:number-columns-repeated="2" office:value-type="float" office:value="0">
            <text:p>0</text:p>
          </table:table-cell>
          <table:table-cell office:value-type="float" office:value="-29.3606455449581">
            <text:p>-29.36064554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2130">
            <text:p>22130</text:p>
          </table:table-cell>
          <table:table-cell office:value-type="float" office:value="36134">
            <text:p>36134</text:p>
          </table:table-cell>
          <table:table-cell office:value-type="float" office:value="111">
            <text:p>111</text:p>
          </table:table-cell>
          <table:table-cell office:value-type="float" office:value="421.75">
            <text:p>421.75</text:p>
          </table:table-cell>
          <table:table-cell office:value-type="float" office:value="-1133.375">
            <text:p>-1133.375</text:p>
          </table:table-cell>
          <table:table-cell office:value-type="float" office:value="0.0067798680674322">
            <text:p>0.0067798681</text:p>
          </table:table-cell>
          <table:table-cell office:value-type="float" office:value="0.01905784003615">
            <text:p>0.01905784</text:p>
          </table:table-cell>
          <table:table-cell office:value-type="float" office:value="-0.0313658880832457">
            <text:p>-0.0313658881</text:p>
          </table:table-cell>
          <table:table-cell office:value-type="float" office:value="1.0238196327936">
            <text:p>1.0238196328</text:p>
          </table:table-cell>
          <table:table-cell office:value-type="float" office:value="1.06741431460954">
            <text:p>1.0674143146</text:p>
          </table:table-cell>
          <table:table-cell office:value-type="float" office:value="0.892147676821731">
            <text:p>0.8921476768</text:p>
          </table:table-cell>
          <table:table-cell table:number-columns-repeated="2" office:value-type="float" office:value="0">
            <text:p>0</text:p>
          </table:table-cell>
          <table:table-cell office:value-type="float" office:value="-21.7503439839236">
            <text:p>-21.750343983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836">
            <text:p>836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15960">
            <text:p>15960</text:p>
          </table:table-cell>
          <table:table-cell office:value-type="float" office:value="23774">
            <text:p>23774</text:p>
          </table:table-cell>
          <table:table-cell office:value-type="float" office:value="33627">
            <text:p>33627</text:p>
          </table:table-cell>
          <table:table-cell office:value-type="float" office:value="198.5">
            <text:p>198.5</text:p>
          </table:table-cell>
          <table:table-cell office:value-type="float" office:value="-1116.875">
            <text:p>-1116.875</text:p>
          </table:table-cell>
          <table:table-cell office:value-type="float" office:value="408.125">
            <text:p>408.125</text:p>
          </table:table-cell>
          <table:table-cell office:value-type="float" office:value="0.012437343358396">
            <text:p>0.0124373434</text:p>
          </table:table-cell>
          <table:table-cell office:value-type="float" office:value="-0.0469788424329099">
            <text:p>-0.0469788424</text:p>
          </table:table-cell>
          <table:table-cell office:value-type="float" office:value="0.0121368245754899">
            <text:p>0.0121368246</text:p>
          </table:table-cell>
          <table:table-cell office:value-type="float" office:value="1.04383388927362">
            <text:p>1.0438338893</text:p>
          </table:table-cell>
          <table:table-cell office:value-type="float" office:value="0.839899794292034">
            <text:p>0.8398997943</text:p>
          </table:table-cell>
          <table:table-cell office:value-type="float" office:value="1.04276759893534">
            <text:p>1.0427675989</text:p>
          </table:table-cell>
          <table:table-cell office:value-type="float" office:value="0">
            <text:p>0</text:p>
          </table:table-cell>
          <table:table-cell office:value-type="float" office:value="-14.4051013344565">
            <text:p>-14.40510133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15834">
            <text:p>15834</text:p>
          </table:table-cell>
          <table:table-cell office:value-type="float" office:value="21116">
            <text:p>21116</text:p>
          </table:table-cell>
          <table:table-cell office:value-type="float" office:value="35460">
            <text:p>35460</text:p>
          </table:table-cell>
          <table:table-cell office:value-type="float" office:value="178.5">
            <text:p>178.5</text:p>
          </table:table-cell>
          <table:table-cell office:value-type="float" office:value="-1220.125">
            <text:p>-1220.125</text:p>
          </table:table-cell>
          <table:table-cell office:value-type="float" office:value="-236.875">
            <text:p>-236.875</text:p>
          </table:table-cell>
          <table:table-cell office:value-type="float" office:value="0.0112732095490716">
            <text:p>0.0112732095</text:p>
          </table:table-cell>
          <table:table-cell office:value-type="float" office:value="-0.0577820136389468">
            <text:p>-0.0577820136</text:p>
          </table:table-cell>
          <table:table-cell office:value-type="float" office:value="-0.00668006204173717">
            <text:p>-0.006680062</text:p>
          </table:table-cell>
          <table:table-cell office:value-type="float" office:value="1.03970532051868">
            <text:p>1.0397053205</text:p>
          </table:table-cell>
          <table:table-cell office:value-type="float" office:value="0.804306924020022">
            <text:p>0.804306924</text:p>
          </table:table-cell>
          <table:table-cell office:value-type="float" office:value="0.976707244382528">
            <text:p>0.9767072444</text:p>
          </table:table-cell>
          <table:table-cell office:value-type="float" office:value="0">
            <text:p>0</text:p>
          </table:table-cell>
          <table:table-cell office:value-type="float" office:value="-11.645887352172">
            <text:p>-11.6458873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13099">
            <text:p>13099</text:p>
          </table:table-cell>
          <table:table-cell office:value-type="float" office:value="21276">
            <text:p>21276</text:p>
          </table:table-cell>
          <table:table-cell office:value-type="float" office:value="36820">
            <text:p>36820</text:p>
          </table:table-cell>
          <table:table-cell office:value-type="float" office:value="-1102.5">
            <text:p>-1102.5</text:p>
          </table:table-cell>
          <table:table-cell office:value-type="float" office:value="-494.625">
            <text:p>-494.625</text:p>
          </table:table-cell>
          <table:table-cell office:value-type="float" office:value="-869">
            <text:p>-869</text:p>
          </table:table-cell>
          <table:table-cell office:value-type="float" office:value="-0.0841667302847546">
            <text:p>-0.0841667303</text:p>
          </table:table-cell>
          <table:table-cell office:value-type="float" office:value="-0.0232480259447265">
            <text:p>-0.0232480259</text:p>
          </table:table-cell>
          <table:table-cell office:value-type="float" office:value="-0.0236013036393265">
            <text:p>-0.0236013036</text:p>
          </table:table-cell>
          <table:table-cell office:value-type="float" office:value="0.719301159437539">
            <text:p>0.7193011594</text:p>
          </table:table-cell>
          <table:table-cell office:value-type="float" office:value="0.919691231785698">
            <text:p>0.9196912318</text:p>
          </table:table-cell>
          <table:table-cell office:value-type="float" office:value="0.91848719946797">
            <text:p>0.9184871995</text:p>
          </table:table-cell>
          <table:table-cell office:value-type="float" office:value="-7.88375437207947">
            <text:p>-7.8837543721</text:p>
          </table:table-cell>
          <table:table-cell office:value-type="float" office:value="-29.4673811547229">
            <text:p>-29.4673811547</text:p>
          </table:table-cell>
          <table:table-cell office:value-type="float" office:value="-29.0210677430326">
            <text:p>-29.02106774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2096">
            <text:p>12096</text:p>
          </table:table-cell>
          <table:table-cell office:value-type="float" office:value="20930">
            <text:p>20930</text:p>
          </table:table-cell>
          <table:table-cell office:value-type="float" office:value="35178">
            <text:p>35178</text:p>
          </table:table-cell>
          <table:table-cell office:value-type="float" office:value="-1054.875">
            <text:p>-1054.875</text:p>
          </table:table-cell>
          <table:table-cell office:value-type="float" office:value="-757">
            <text:p>-757</text:p>
          </table:table-cell>
          <table:table-cell office:value-type="float" office:value="-1236.375">
            <text:p>-1236.375</text:p>
          </table:table-cell>
          <table:table-cell office:value-type="float" office:value="-0.0872085813492064">
            <text:p>-0.0872085813</text:p>
          </table:table-cell>
          <table:table-cell office:value-type="float" office:value="-0.0361681796464405">
            <text:p>-0.0361681796</text:p>
          </table:table-cell>
          <table:table-cell office:value-type="float" office:value="-0.0351462561828415">
            <text:p>-0.0351462562</text:p>
          </table:table-cell>
          <table:table-cell office:value-type="float" office:value="0.709676425133222">
            <text:p>0.7096764251</text:p>
          </table:table-cell>
          <table:table-cell office:value-type="float" office:value="0.875975320186575">
            <text:p>0.8759753202</text:p>
          </table:table-cell>
          <table:table-cell office:value-type="float" office:value="0.879409211634448">
            <text:p>0.8794092116</text:p>
          </table:table-cell>
          <table:table-cell office:value-type="float" office:value="-7.59630983602421">
            <text:p>-7.596309836</text:p>
          </table:table-cell>
          <table:table-cell office:value-type="float" office:value="-18.8158566947686">
            <text:p>-18.8158566948</text:p>
          </table:table-cell>
          <table:table-cell office:value-type="float" office:value="-19.3731525473966">
            <text:p>-19.373152547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803">
            <text:p>803</text:p>
          </table:table-cell>
          <table:table-cell office:value-type="float" office:value="12334">
            <text:p>12334</text:p>
          </table:table-cell>
          <table:table-cell office:value-type="float" office:value="22008">
            <text:p>22008</text:p>
          </table:table-cell>
          <table:table-cell office:value-type="float" office:value="32755">
            <text:p>32755</text:p>
          </table:table-cell>
          <table:table-cell office:value-type="float" office:value="-813">
            <text:p>-813</text:p>
          </table:table-cell>
          <table:table-cell office:value-type="float" office:value="-1398.375">
            <text:p>-1398.375</text:p>
          </table:table-cell>
          <table:table-cell office:value-type="float" office:value="273.125">
            <text:p>273.125</text:p>
          </table:table-cell>
          <table:table-cell office:value-type="float" office:value="-0.0659153559267067">
            <text:p>-0.0659153559</text:p>
          </table:table-cell>
          <table:table-cell office:value-type="float" office:value="-0.0635393947655398">
            <text:p>-0.0635393948</text:p>
          </table:table-cell>
          <table:table-cell office:value-type="float" office:value="0.00833842161502061">
            <text:p>0.0083384216</text:p>
          </table:table-cell>
          <table:table-cell office:value-type="float" office:value="0.777812129184538">
            <text:p>0.7778121292</text:p>
          </table:table-cell>
          <table:table-cell office:value-type="float" office:value="0.785525137507466">
            <text:p>0.7855251375</text:p>
          </table:table-cell>
          <table:table-cell office:value-type="float" office:value="1.02932075303163">
            <text:p>1.029320753</text:p>
          </table:table-cell>
          <table:table-cell office:value-type="float" office:value="-10.1652042758484">
            <text:p>-10.1652042758</text:p>
          </table:table-cell>
          <table:table-cell office:value-type="float" office:value="-10.558570551122">
            <text:p>-10.55857055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252">
            <text:p>1252</text:p>
          </table:table-cell>
          <table:table-cell office:value-type="float" office:value="11440">
            <text:p>11440</text:p>
          </table:table-cell>
          <table:table-cell office:value-type="float" office:value="20078">
            <text:p>20078</text:p>
          </table:table-cell>
          <table:table-cell office:value-type="float" office:value="34022">
            <text:p>34022</text:p>
          </table:table-cell>
          <table:table-cell office:value-type="float" office:value="-486.875">
            <text:p>-486.875</text:p>
          </table:table-cell>
          <table:table-cell office:value-type="float" office:value="-1554.25">
            <text:p>-1554.25</text:p>
          </table:table-cell>
          <table:table-cell office:value-type="float" office:value="-188.5">
            <text:p>-188.5</text:p>
          </table:table-cell>
          <table:table-cell office:value-type="float" office:value="-0.0425590034965035">
            <text:p>-0.0425590035</text:p>
          </table:table-cell>
          <table:table-cell office:value-type="float" office:value="-0.0774105986652057">
            <text:p>-0.0774105987</text:p>
          </table:table-cell>
          <table:table-cell office:value-type="float" office:value="-0.00554053259655517">
            <text:p>-0.0055405326</text:p>
          </table:table-cell>
          <table:table-cell office:value-type="float" office:value="0.854593574568324">
            <text:p>0.8545935746</text:p>
          </table:table-cell>
          <table:table-cell office:value-type="float" office:value="0.740808010211763">
            <text:p>0.7408080102</text:p>
          </table:table-cell>
          <table:table-cell office:value-type="float" office:value="0.980668303014906">
            <text:p>0.980668303</text:p>
          </table:table-cell>
          <table:table-cell office:value-type="float" office:value="-15.9376486053992">
            <text:p>-15.9376486054</text:p>
          </table:table-cell>
          <table:table-cell office:value-type="float" office:value="-8.60293675326749">
            <text:p>-8.602936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10940">
            <text:p>10940</text:p>
          </table:table-cell>
          <table:table-cell office:value-type="float" office:value="20180">
            <text:p>20180</text:p>
          </table:table-cell>
          <table:table-cell office:value-type="float" office:value="35162">
            <text:p>35162</text:p>
          </table:table-cell>
          <table:table-cell office:value-type="float" office:value="-121.25">
            <text:p>-121.25</text:p>
          </table:table-cell>
          <table:table-cell office:value-type="float" office:value="-445.875">
            <text:p>-445.875</text:p>
          </table:table-cell>
          <table:table-cell office:value-type="float" office:value="-878">
            <text:p>-878</text:p>
          </table:table-cell>
          <table:table-cell office:value-type="float" office:value="-0.0110831809872029">
            <text:p>-0.011083181</text:p>
          </table:table-cell>
          <table:table-cell office:value-type="float" office:value="-0.0220948959365709">
            <text:p>-0.0220948959</text:p>
          </table:table-cell>
          <table:table-cell office:value-type="float" office:value="-0.0249701382173938">
            <text:p>-0.0249701382</text:p>
          </table:table-cell>
          <table:table-cell office:value-type="float" office:value="0.961449626870348">
            <text:p>0.9614496269</text:p>
          </table:table-cell>
          <table:table-cell office:value-type="float" office:value="0.92362470569784">
            <text:p>0.9236247057</text:p>
          </table:table-cell>
          <table:table-cell office:value-type="float" office:value="0.913826591532209">
            <text:p>0.9138265915</text:p>
          </table:table-cell>
          <table:table-cell office:value-type="float" office:value="0">
            <text:p>0</text:p>
          </table:table-cell>
          <table:table-cell office:value-type="float" office:value="-31.0235069912089">
            <text:p>-31.0235069912</text:p>
          </table:table-cell>
          <table:table-cell office:value-type="float" office:value="-27.4110103850475">
            <text:p>-27.41101038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0608">
            <text:p>10608</text:p>
          </table:table-cell>
          <table:table-cell office:value-type="float" office:value="19134">
            <text:p>19134</text:p>
          </table:table-cell>
          <table:table-cell office:value-type="float" office:value="34260">
            <text:p>34260</text:p>
          </table:table-cell>
          <table:table-cell office:value-type="float" office:value="-1179.625">
            <text:p>-1179.625</text:p>
          </table:table-cell>
          <table:table-cell office:value-type="float" office:value="-695.25">
            <text:p>-695.25</text:p>
          </table:table-cell>
          <table:table-cell office:value-type="float" office:value="-1211.125">
            <text:p>-1211.125</text:p>
          </table:table-cell>
          <table:table-cell office:value-type="float" office:value="-0.11120145173454">
            <text:p>-0.1112014517</text:p>
          </table:table-cell>
          <table:table-cell office:value-type="float" office:value="-0.0363358419567262">
            <text:p>-0.036335842</text:p>
          </table:table-cell>
          <table:table-cell office:value-type="float" office:value="-0.0353509924109749">
            <text:p>-0.0353509924</text:p>
          </table:table-cell>
          <table:table-cell office:value-type="float" office:value="0.635031814150134">
            <text:p>0.6350318142</text:p>
          </table:table-cell>
          <table:table-cell office:value-type="float" office:value="0.875412328236438">
            <text:p>0.8754123282</text:p>
          </table:table-cell>
          <table:table-cell office:value-type="float" office:value="0.878720924183892">
            <text:p>0.8787209242</text:p>
          </table:table-cell>
          <table:table-cell office:value-type="float" office:value="-5.87987527900539">
            <text:p>-5.879875279</text:p>
          </table:table-cell>
          <table:table-cell office:value-type="float" office:value="-18.7274167681392">
            <text:p>-18.7274167681</text:p>
          </table:table-cell>
          <table:table-cell office:value-type="float" office:value="-19.2589209942273">
            <text:p>-19.258920994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9673">
            <text:p>9673</text:p>
          </table:table-cell>
          <table:table-cell office:value-type="float" office:value="17562">
            <text:p>17562</text:p>
          </table:table-cell>
          <table:table-cell office:value-type="float" office:value="31013">
            <text:p>31013</text:p>
          </table:table-cell>
          <table:table-cell office:value-type="float" office:value="-1077.875">
            <text:p>-1077.875</text:p>
          </table:table-cell>
          <table:table-cell office:value-type="float" office:value="-941">
            <text:p>-941</text:p>
          </table:table-cell>
          <table:table-cell office:value-type="float" office:value="-1648">
            <text:p>-1648</text:p>
          </table:table-cell>
          <table:table-cell office:value-type="float" office:value="-0.111431303628657">
            <text:p>-0.1114313036</text:p>
          </table:table-cell>
          <table:table-cell office:value-type="float" office:value="-0.0535815966290855">
            <text:p>-0.0535815966</text:p>
          </table:table-cell>
          <table:table-cell office:value-type="float" office:value="-0.0531390062231967">
            <text:p>-0.0531390062</text:p>
          </table:table-cell>
          <table:table-cell office:value-type="float" office:value="0.634327630739329">
            <text:p>0.6343276307</text:p>
          </table:table-cell>
          <table:table-cell office:value-type="float" office:value="0.818091547292952">
            <text:p>0.8180915473</text:p>
          </table:table-cell>
          <table:table-cell office:value-type="float" office:value="0.819548036024294">
            <text:p>0.819548036</text:p>
          </table:table-cell>
          <table:table-cell office:value-type="float" office:value="-5.86700286893356">
            <text:p>-5.8670028689</text:p>
          </table:table-cell>
          <table:table-cell office:value-type="float" office:value="-12.5865375862822">
            <text:p>-12.5865375863</text:p>
          </table:table-cell>
          <table:table-cell office:value-type="float" office:value="-12.6943098989482">
            <text:p>-12.69430989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8755">
            <text:p>8755</text:p>
          </table:table-cell>
          <table:table-cell office:value-type="float" office:value="15786">
            <text:p>15786</text:p>
          </table:table-cell>
          <table:table-cell office:value-type="float" office:value="27166">
            <text:p>27166</text:p>
          </table:table-cell>
          <table:table-cell office:value-type="float" office:value="-797.75">
            <text:p>-797.75</text:p>
          </table:table-cell>
          <table:table-cell office:value-type="float" office:value="-117">
            <text:p>-117</text:p>
          </table:table-cell>
          <table:table-cell office:value-type="float" office:value="-1800.25">
            <text:p>-1800.25</text:p>
          </table:table-cell>
          <table:table-cell office:value-type="float" office:value="-0.0911193603655054">
            <text:p>-0.0911193604</text:p>
          </table:table-cell>
          <table:table-cell office:value-type="float" office:value="-0.00741163055872292">
            <text:p>-0.0074116306</text:p>
          </table:table-cell>
          <table:table-cell office:value-type="float" office:value="-0.0662684973864389">
            <text:p>-0.0662684974</text:p>
          </table:table-cell>
          <table:table-cell office:value-type="float" office:value="0.697355604874232">
            <text:p>0.6973556049</text:p>
          </table:table-cell>
          <table:table-cell office:value-type="float" office:value="0.974166960288846">
            <text:p>0.9741669603</text:p>
          </table:table-cell>
          <table:table-cell office:value-type="float" office:value="0.776667626089342">
            <text:p>0.7766676261</text:p>
          </table:table-cell>
          <table:table-cell office:value-type="float" office:value="-7.25493276836594">
            <text:p>-7.2549327684</text:p>
          </table:table-cell>
          <table:table-cell office:value-type="float" office:value="0">
            <text:p>0</text:p>
          </table:table-cell>
          <table:table-cell office:value-type="float" office:value="-10.1091447207754">
            <text:p>-10.109144720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9180">
            <text:p>9180</text:p>
          </table:table-cell>
          <table:table-cell office:value-type="float" office:value="15696">
            <text:p>15696</text:p>
          </table:table-cell>
          <table:table-cell office:value-type="float" office:value="23400">
            <text:p>23400</text:p>
          </table:table-cell>
          <table:table-cell office:value-type="float" office:value="-460.5">
            <text:p>-460.5</text:p>
          </table:table-cell>
          <table:table-cell office:value-type="float" office:value="7.5">
            <text:p>7.5</text:p>
          </table:table-cell>
          <table:table-cell office:value-type="float" office:value="76.5">
            <text:p>76.5</text:p>
          </table:table-cell>
          <table:table-cell office:value-type="float" office:value="-0.0501633986928105">
            <text:p>-0.0501633987</text:p>
          </table:table-cell>
          <table:table-cell office:value-type="float" office:value="0.00047782874617737">
            <text:p>0.0004778287</text:p>
          </table:table-cell>
          <table:table-cell office:value-type="float" office:value="0.00326923076923077">
            <text:p>0.0032692308</text:p>
          </table:table-cell>
          <table:table-cell office:value-type="float" office:value="0.829360183049255">
            <text:p>0.829360183</text:p>
          </table:table-cell>
          <table:table-cell office:value-type="float" office:value="1.00167284811943">
            <text:p>1.0016728481</text:p>
          </table:table-cell>
          <table:table-cell office:value-type="float" office:value="1.01146325591716">
            <text:p>1.0114632559</text:p>
          </table:table-cell>
          <table:table-cell office:value-type="float" office:value="-13.4682412312769">
            <text:p>-13.46824123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40">
            <text:p>640</text:p>
          </table:table-cell>
          <table:table-cell office:value-type="float" office:value="10064">
            <text:p>10064</text:p>
          </table:table-cell>
          <table:table-cell office:value-type="float" office:value="15392">
            <text:p>15392</text:p>
          </table:table-cell>
          <table:table-cell office:value-type="float" office:value="24272">
            <text:p>24272</text:p>
          </table:table-cell>
          <table:table-cell office:value-type="float" office:value="-218.875">
            <text:p>-218.875</text:p>
          </table:table-cell>
          <table:table-cell office:value-type="float" office:value="-334.75">
            <text:p>-334.75</text:p>
          </table:table-cell>
          <table:table-cell office:value-type="float" office:value="-249.75">
            <text:p>-249.75</text:p>
          </table:table-cell>
          <table:table-cell table:number-columns-repeated="2" office:value-type="float" office:value="-0.0217483108108108">
            <text:p>-0.0217483108</text:p>
          </table:table-cell>
          <table:table-cell office:value-type="float" office:value="-0.0102896341463415">
            <text:p>-0.0102896341</text:p>
          </table:table-cell>
          <table:table-cell table:number-columns-repeated="2" office:value-type="float" office:value="0.924807970647484">
            <text:p>0.9248079706</text:p>
          </table:table-cell>
          <table:table-cell office:value-type="float" office:value="0.964193798566701">
            <text:p>0.9641937986</text:p>
          </table:table-cell>
          <table:table-cell table:number-columns-repeated="2" office:value-type="float" office:value="-31.5234674636561">
            <text:p>-31.52346746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9367">
            <text:p>9367</text:p>
          </table:table-cell>
          <table:table-cell office:value-type="float" office:value="14326">
            <text:p>14326</text:p>
          </table:table-cell>
          <table:table-cell office:value-type="float" office:value="23310">
            <text:p>23310</text:p>
          </table:table-cell>
          <table:table-cell office:value-type="float" office:value="-299.625">
            <text:p>-299.625</text:p>
          </table:table-cell>
          <table:table-cell office:value-type="float" office:value="-458.25">
            <text:p>-458.25</text:p>
          </table:table-cell>
          <table:table-cell office:value-type="float" office:value="-99">
            <text:p>-99</text:p>
          </table:table-cell>
          <table:table-cell table:number-columns-repeated="2" office:value-type="float" office:value="-0.0319872958257713">
            <text:p>-0.0319872958</text:p>
          </table:table-cell>
          <table:table-cell office:value-type="float" office:value="-0.00424710424710425">
            <text:p>-0.0042471042</text:p>
          </table:table-cell>
          <table:table-cell table:number-columns-repeated="2" office:value-type="float" office:value="0.890049911314521">
            <text:p>0.8900499113</text:p>
          </table:table-cell>
          <table:table-cell office:value-type="float" office:value="0.985170489408327">
            <text:p>0.9851704894</text:p>
          </table:table-cell>
          <table:table-cell table:number-columns-repeated="2" office:value-type="float" office:value="-21.3210008706909">
            <text:p>-21.3210008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8755">
            <text:p>8755</text:p>
          </table:table-cell>
          <table:table-cell office:value-type="float" office:value="14040">
            <text:p>14040</text:p>
          </table:table-cell>
          <table:table-cell office:value-type="float" office:value="23544">
            <text:p>23544</text:p>
          </table:table-cell>
          <table:table-cell office:value-type="float" office:value="-797.75">
            <text:p>-797.75</text:p>
          </table:table-cell>
          <table:table-cell office:value-type="float" office:value="-166.5">
            <text:p>-166.5</text:p>
          </table:table-cell>
          <table:table-cell office:value-type="float" office:value="11.25">
            <text:p>11.25</text:p>
          </table:table-cell>
          <table:table-cell office:value-type="float" office:value="-0.0911193603655054">
            <text:p>-0.0911193604</text:p>
          </table:table-cell>
          <table:table-cell office:value-type="float" office:value="-0.0118589743589744">
            <text:p>-0.0118589744</text:p>
          </table:table-cell>
          <table:table-cell office:value-type="float" office:value="0.00047782874617737">
            <text:p>0.0004778287</text:p>
          </table:table-cell>
          <table:table-cell office:value-type="float" office:value="0.697355604874232">
            <text:p>0.6973556049</text:p>
          </table:table-cell>
          <table:table-cell office:value-type="float" office:value="0.95876923487837">
            <text:p>0.9587692349</text:p>
          </table:table-cell>
          <table:table-cell office:value-type="float" office:value="1.00167284811943">
            <text:p>1.0016728481</text:p>
          </table:table-cell>
          <table:table-cell office:value-type="float" office:value="-7.25493276836594">
            <text:p>-7.25493276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9078">
            <text:p>9078</text:p>
          </table:table-cell>
          <table:table-cell office:value-type="float" office:value="14224">
            <text:p>14224</text:p>
          </table:table-cell>
          <table:table-cell office:value-type="float" office:value="23562">
            <text:p>23562</text:p>
          </table:table-cell>
          <table:table-cell office:value-type="float" office:value="-70.125">
            <text:p>-70.125</text:p>
          </table:table-cell>
          <table:table-cell office:value-type="float" office:value="-58">
            <text:p>-58</text:p>
          </table:table-cell>
          <table:table-cell office:value-type="float" office:value="-51.75">
            <text:p>-51.75</text:p>
          </table:table-cell>
          <table:table-cell office:value-type="float" office:value="-0.0077247191011236">
            <text:p>-0.0077247191</text:p>
          </table:table-cell>
          <table:table-cell office:value-type="float" office:value="-0.00407761529808774">
            <text:p>-0.0040776153</text:p>
          </table:table-cell>
          <table:table-cell office:value-type="float" office:value="-0.00219633307868602">
            <text:p>-0.0021963331</text:p>
          </table:table-cell>
          <table:table-cell office:value-type="float" office:value="0.973080438865042">
            <text:p>0.9730804389</text:p>
          </table:table-cell>
          <table:table-cell office:value-type="float" office:value="0.985760935271871">
            <text:p>0.9857609353</text:p>
          </table:table-cell>
          <table:table-cell office:value-type="float" office:value="0.992322289027424">
            <text:p>0.9923222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8857">
            <text:p>8857</text:p>
          </table:table-cell>
          <table:table-cell office:value-type="float" office:value="14047">
            <text:p>14047</text:p>
          </table:table-cell>
          <table:table-cell office:value-type="float" office:value="22590">
            <text:p>22590</text:p>
          </table:table-cell>
          <table:table-cell office:value-type="float" office:value="-278.375">
            <text:p>-278.375</text:p>
          </table:table-cell>
          <table:table-cell office:value-type="float" office:value="-167.75">
            <text:p>-167.75</text:p>
          </table:table-cell>
          <table:table-cell office:value-type="float" office:value="-227.25">
            <text:p>-227.25</text:p>
          </table:table-cell>
          <table:table-cell office:value-type="float" office:value="-0.0314299424184261">
            <text:p>-0.0314299424</text:p>
          </table:table-cell>
          <table:table-cell office:value-type="float" office:value="-0.0119420516836335">
            <text:p>-0.0119420517</text:p>
          </table:table-cell>
          <table:table-cell office:value-type="float" office:value="-0.0100597609561753">
            <text:p>-0.010059761</text:p>
          </table:table-cell>
          <table:table-cell office:value-type="float" office:value="0.891931370445143">
            <text:p>0.8919313704</text:p>
          </table:table-cell>
          <table:table-cell office:value-type="float" office:value="0.958482339800175">
            <text:p>0.9584823398</text:p>
          </table:table-cell>
          <table:table-cell office:value-type="float" office:value="0.964989186282757">
            <text:p>0.9649891863</text:p>
          </table:table-cell>
          <table:table-cell office:value-type="float" office:value="-21.7053028156598">
            <text:p>-21.70530281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7276">
            <text:p>7276</text:p>
          </table:table-cell>
          <table:table-cell office:value-type="float" office:value="12840">
            <text:p>12840</text:p>
          </table:table-cell>
          <table:table-cell office:value-type="float" office:value="21618">
            <text:p>21618</text:p>
          </table:table-cell>
          <table:table-cell office:value-type="float" office:value="-331.5">
            <text:p>-331.5</text:p>
          </table:table-cell>
          <table:table-cell office:value-type="float" office:value="-585">
            <text:p>-585</text:p>
          </table:table-cell>
          <table:table-cell office:value-type="float" office:value="-173.25">
            <text:p>-173.25</text:p>
          </table:table-cell>
          <table:table-cell table:number-columns-repeated="2" office:value-type="float" office:value="-0.0455607476635514">
            <text:p>-0.0455607477</text:p>
          </table:table-cell>
          <table:table-cell office:value-type="float" office:value="-0.00801415487094088">
            <text:p>-0.0080141549</text:p>
          </table:table-cell>
          <table:table-cell table:number-columns-repeated="2" office:value-type="float" office:value="0.844605915363787">
            <text:p>0.8446059154</text:p>
          </table:table-cell>
          <table:table-cell office:value-type="float" office:value="0.972076342241166">
            <text:p>0.9720763422</text:p>
          </table:table-cell>
          <table:table-cell table:number-columns-repeated="2" office:value-type="float" office:value="-14.8644249419623">
            <text:p>-14.8644249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8194">
            <text:p>8194</text:p>
          </table:table-cell>
          <table:table-cell office:value-type="float" office:value="13398">
            <text:p>13398</text:p>
          </table:table-cell>
          <table:table-cell office:value-type="float" office:value="22068">
            <text:p>22068</text:p>
          </table:table-cell>
          <table:table-cell office:value-type="float" office:value="-10.625">
            <text:p>-10.625</text:p>
          </table:table-cell>
          <table:table-cell office:value-type="float" office:value="-97.625">
            <text:p>-97.625</text:p>
          </table:table-cell>
          <table:table-cell office:value-type="float" office:value="-227.25">
            <text:p>-227.25</text:p>
          </table:table-cell>
          <table:table-cell office:value-type="float" office:value="-0.00129668049792531">
            <text:p>-0.0012966805</text:p>
          </table:table-cell>
          <table:table-cell office:value-type="float" office:value="-0.00728653530377668">
            <text:p>-0.0072865353</text:p>
          </table:table-cell>
          <table:table-cell office:value-type="float" office:value="-0.0102977161500816">
            <text:p>-0.0102977162</text:p>
          </table:table-cell>
          <table:table-cell office:value-type="float" office:value="0.995464913762676">
            <text:p>0.9954649138</text:p>
          </table:table-cell>
          <table:table-cell office:value-type="float" office:value="0.974601189886379">
            <text:p>0.9746011899</text:p>
          </table:table-cell>
          <table:table-cell office:value-type="float" office:value="0.964165837672214">
            <text:p>0.96416583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3">
            <text:p>3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8619">
            <text:p>8619</text:p>
          </table:table-cell>
          <table:table-cell office:value-type="float" office:value="13696">
            <text:p>13696</text:p>
          </table:table-cell>
          <table:table-cell office:value-type="float" office:value="22986">
            <text:p>22986</text:p>
          </table:table-cell>
          <table:table-cell office:value-type="float" office:value="-116.875">
            <text:p>-116.875</text:p>
          </table:table-cell>
          <table:table-cell office:value-type="float" office:value="-216">
            <text:p>-216</text:p>
          </table:table-cell>
          <table:table-cell office:value-type="float" office:value="-274.5">
            <text:p>-274.5</text:p>
          </table:table-cell>
          <table:table-cell office:value-type="float" office:value="-0.013560157790927">
            <text:p>-0.0135601578</text:p>
          </table:table-cell>
          <table:table-cell office:value-type="float" office:value="-0.0157710280373832">
            <text:p>-0.015771028</text:p>
          </table:table-cell>
          <table:table-cell office:value-type="float" office:value="-0.0119420516836335">
            <text:p>-0.0119420517</text:p>
          </table:table-cell>
          <table:table-cell office:value-type="float" office:value="0.952899848375213">
            <text:p>0.9528998484</text:p>
          </table:table-cell>
          <table:table-cell office:value-type="float" office:value="0.945288903506856">
            <text:p>0.9452889035</text:p>
          </table:table-cell>
          <table:table-cell office:value-type="float" office:value="0.958482339800175">
            <text:p>0.95848233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3">
            <text:p>3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295">
            <text:p>1295</text:p>
          </table:table-cell>
          <table:table-cell office:value-type="float" office:value="7837">
            <text:p>7837</text:p>
          </table:table-cell>
          <table:table-cell office:value-type="float" office:value="13057">
            <text:p>13057</text:p>
          </table:table-cell>
          <table:table-cell office:value-type="float" office:value="22194">
            <text:p>22194</text:p>
          </table:table-cell>
          <table:table-cell office:value-type="float" office:value="-65.375">
            <text:p>-65.375</text:p>
          </table:table-cell>
          <table:table-cell office:value-type="float" office:value="-258.5">
            <text:p>-258.5</text:p>
          </table:table-cell>
          <table:table-cell office:value-type="float" office:value="-382.5">
            <text:p>-382.5</text:p>
          </table:table-cell>
          <table:table-cell office:value-type="float" office:value="-0.00834183998979201">
            <text:p>-0.00834184</text:p>
          </table:table-cell>
          <table:table-cell office:value-type="float" office:value="-0.0197978096040438">
            <text:p>-0.0197978096</text:p>
          </table:table-cell>
          <table:table-cell office:value-type="float" office:value="-0.0172343876723439">
            <text:p>-0.0172343877</text:p>
          </table:table-cell>
          <table:table-cell office:value-type="float" office:value="0.970939949172782">
            <text:p>0.9709399492</text:p>
          </table:table-cell>
          <table:table-cell office:value-type="float" office:value="0.931475894785478">
            <text:p>0.9314758948</text:p>
          </table:table-cell>
          <table:table-cell office:value-type="float" office:value="0.94026181041894">
            <text:p>0.94026181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6715">
            <text:p>6715</text:p>
          </table:table-cell>
          <table:table-cell office:value-type="float" office:value="11880">
            <text:p>11880</text:p>
          </table:table-cell>
          <table:table-cell office:value-type="float" office:value="21924">
            <text:p>21924</text:p>
          </table:table-cell>
          <table:table-cell office:value-type="float" office:value="309.375">
            <text:p>309.375</text:p>
          </table:table-cell>
          <table:table-cell office:value-type="float" office:value="-90.75">
            <text:p>-90.75</text:p>
          </table:table-cell>
          <table:table-cell office:value-type="float" office:value="-159.75">
            <text:p>-159.75</text:p>
          </table:table-cell>
          <table:table-cell office:value-type="float" office:value="0.046072226358898">
            <text:p>0.0460722264</text:p>
          </table:table-cell>
          <table:table-cell office:value-type="float" office:value="-0.00763888888888889">
            <text:p>-0.0076388889</text:p>
          </table:table-cell>
          <table:table-cell office:value-type="float" office:value="-0.00728653530377668">
            <text:p>-0.0072865353</text:p>
          </table:table-cell>
          <table:table-cell office:value-type="float" office:value="1.16541318633781">
            <text:p>1.1654131863</text:p>
          </table:table-cell>
          <table:table-cell office:value-type="float" office:value="0.973378260030864">
            <text:p>0.97337826</text:p>
          </table:table-cell>
          <table:table-cell office:value-type="float" office:value="0.974601189886379">
            <text:p>0.9746011899</text:p>
          </table:table-cell>
          <table:table-cell office:value-type="float" office:value="15.3887664879212">
            <text:p>15.38876648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8194">
            <text:p>8194</text:p>
          </table:table-cell>
          <table:table-cell office:value-type="float" office:value="12816">
            <text:p>12816</text:p>
          </table:table-cell>
          <table:table-cell office:value-type="float" office:value="21726">
            <text:p>21726</text:p>
          </table:table-cell>
          <table:table-cell office:value-type="float" office:value="-10.625">
            <text:p>-10.625</text:p>
          </table:table-cell>
          <table:table-cell office:value-type="float" office:value="-99">
            <text:p>-99</text:p>
          </table:table-cell>
          <table:table-cell office:value-type="float" office:value="-180">
            <text:p>-180</text:p>
          </table:table-cell>
          <table:table-cell office:value-type="float" office:value="-0.00129668049792531">
            <text:p>-0.0012966805</text:p>
          </table:table-cell>
          <table:table-cell office:value-type="float" office:value="-0.0077247191011236">
            <text:p>-0.0077247191</text:p>
          </table:table-cell>
          <table:table-cell office:value-type="float" office:value="-0.00828500414250207">
            <text:p>-0.0082850041</text:p>
          </table:table-cell>
          <table:table-cell office:value-type="float" office:value="0.995464913762676">
            <text:p>0.9954649138</text:p>
          </table:table-cell>
          <table:table-cell office:value-type="float" office:value="0.973080438865042">
            <text:p>0.9730804389</text:p>
          </table:table-cell>
          <table:table-cell office:value-type="float" office:value="0.97113702243678">
            <text:p>0.97113702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8143">
            <text:p>8143</text:p>
          </table:table-cell>
          <table:table-cell office:value-type="float" office:value="12675">
            <text:p>12675</text:p>
          </table:table-cell>
          <table:table-cell office:value-type="float" office:value="21366">
            <text:p>21366</text:p>
          </table:table-cell>
          <table:table-cell office:value-type="float" office:value="91.25">
            <text:p>91.25</text:p>
          </table:table-cell>
          <table:table-cell office:value-type="float" office:value="-171.875">
            <text:p>-171.875</text:p>
          </table:table-cell>
          <table:table-cell office:value-type="float" office:value="-423">
            <text:p>-423</text:p>
          </table:table-cell>
          <table:table-cell office:value-type="float" office:value="0.0112059437553727">
            <text:p>0.0112059438</text:p>
          </table:table-cell>
          <table:table-cell office:value-type="float" office:value="-0.013560157790927">
            <text:p>-0.0135601578</text:p>
          </table:table-cell>
          <table:table-cell office:value-type="float" office:value="-0.0197978096040438">
            <text:p>-0.0197978096</text:p>
          </table:table-cell>
          <table:table-cell office:value-type="float" office:value="1.03946692656768">
            <text:p>1.0394669266</text:p>
          </table:table-cell>
          <table:table-cell office:value-type="float" office:value="0.952899848375213">
            <text:p>0.9528998484</text:p>
          </table:table-cell>
          <table:table-cell office:value-type="float" office:value="0.931475894785478">
            <text:p>0.93147589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7704">
            <text:p>7704</text:p>
          </table:table-cell>
          <table:table-cell office:value-type="float" office:value="11986">
            <text:p>11986</text:p>
          </table:table-cell>
          <table:table-cell office:value-type="float" office:value="19530">
            <text:p>19530</text:p>
          </table:table-cell>
          <table:table-cell office:value-type="float" office:value="-351">
            <text:p>-351</text:p>
          </table:table-cell>
          <table:table-cell office:value-type="float" office:value="-203.375">
            <text:p>-203.375</text:p>
          </table:table-cell>
          <table:table-cell office:value-type="float" office:value="-499.5">
            <text:p>-499.5</text:p>
          </table:table-cell>
          <table:table-cell office:value-type="float" office:value="-0.0455607476635514">
            <text:p>-0.0455607477</text:p>
          </table:table-cell>
          <table:table-cell office:value-type="float" office:value="-0.0169677123310529">
            <text:p>-0.0169677123</text:p>
          </table:table-cell>
          <table:table-cell office:value-type="float" office:value="-0.0255760368663594">
            <text:p>-0.0255760369</text:p>
          </table:table-cell>
          <table:table-cell office:value-type="float" office:value="0.844605915363787">
            <text:p>0.8446059154</text:p>
          </table:table-cell>
          <table:table-cell office:value-type="float" office:value="0.941177297234344">
            <text:p>0.9411772972</text:p>
          </table:table-cell>
          <table:table-cell office:value-type="float" office:value="0.911765972944849">
            <text:p>0.9117659729</text:p>
          </table:table-cell>
          <table:table-cell office:value-type="float" office:value="-14.8644249419623">
            <text:p>-14.864424942</text:p>
          </table:table-cell>
          <table:table-cell office:value-type="float" office:value="0">
            <text:p>0</text:p>
          </table:table-cell>
          <table:table-cell office:value-type="float" office:value="-26.7533601790641">
            <text:p>-26.753360179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6715">
            <text:p>6715</text:p>
          </table:table-cell>
          <table:table-cell office:value-type="float" office:value="12430">
            <text:p>12430</text:p>
          </table:table-cell>
          <table:table-cell office:value-type="float" office:value="20986">
            <text:p>20986</text:p>
          </table:table-cell>
          <table:table-cell office:value-type="float" office:value="-17.375">
            <text:p>-17.375</text:p>
          </table:table-cell>
          <table:table-cell office:value-type="float" office:value="-108.625">
            <text:p>-108.625</text:p>
          </table:table-cell>
          <table:table-cell office:value-type="float" office:value="283">
            <text:p>283</text:p>
          </table:table-cell>
          <table:table-cell office:value-type="float" office:value="-0.00258749069247952">
            <text:p>-0.0025874907</text:p>
          </table:table-cell>
          <table:table-cell office:value-type="float" office:value="-0.00873893805309735">
            <text:p>-0.0087389381</text:p>
          </table:table-cell>
          <table:table-cell office:value-type="float" office:value="0.0134851805965882">
            <text:p>0.0134851806</text:p>
          </table:table-cell>
          <table:table-cell office:value-type="float" office:value="0.990956904988166">
            <text:p>0.990956905</text:p>
          </table:table-cell>
          <table:table-cell office:value-type="float" office:value="0.969563400129219">
            <text:p>0.9695634001</text:p>
          </table:table-cell>
          <table:table-cell office:value-type="float" office:value="1.04755455827568">
            <text:p>1.04755455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3">
            <text:p>3</text:p>
          </table:table-cell>
          <table:table-cell office:value-type="float" office:value="592">
            <text:p>592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9095">
            <text:p>9095</text:p>
          </table:table-cell>
          <table:table-cell office:value-type="float" office:value="13668">
            <text:p>13668</text:p>
          </table:table-cell>
          <table:table-cell office:value-type="float" office:value="20628">
            <text:p>20628</text:p>
          </table:table-cell>
          <table:table-cell office:value-type="float" office:value="-159.125">
            <text:p>-159.125</text:p>
          </table:table-cell>
          <table:table-cell office:value-type="float" office:value="-298.5">
            <text:p>-298.5</text:p>
          </table:table-cell>
          <table:table-cell office:value-type="float" office:value="-303.75">
            <text:p>-303.75</text:p>
          </table:table-cell>
          <table:table-cell office:value-type="float" office:value="-0.0174958768554151">
            <text:p>-0.0174958769</text:p>
          </table:table-cell>
          <table:table-cell office:value-type="float" office:value="-0.0218393327480246">
            <text:p>-0.0218393327</text:p>
          </table:table-cell>
          <table:table-cell office:value-type="float" office:value="-0.0147251308900524">
            <text:p>-0.0147251309</text:p>
          </table:table-cell>
          <table:table-cell office:value-type="float" office:value="0.939364398191649">
            <text:p>0.9393643982</text:p>
          </table:table-cell>
          <table:table-cell office:value-type="float" office:value="0.924497170033477">
            <text:p>0.92449717</text:p>
          </table:table-cell>
          <table:table-cell office:value-type="float" office:value="0.948887027665086">
            <text:p>0.9488870277</text:p>
          </table:table-cell>
          <table:table-cell office:value-type="float" office:value="0">
            <text:p>0</text:p>
          </table:table-cell>
          <table:table-cell office:value-type="float" office:value="-31.3906288878047">
            <text:p>-31.39062888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8143">
            <text:p>8143</text:p>
          </table:table-cell>
          <table:table-cell office:value-type="float" office:value="12780">
            <text:p>12780</text:p>
          </table:table-cell>
          <table:table-cell office:value-type="float" office:value="20121">
            <text:p>20121</text:p>
          </table:table-cell>
          <table:table-cell office:value-type="float" office:value="-310.75">
            <text:p>-310.75</text:p>
          </table:table-cell>
          <table:table-cell office:value-type="float" office:value="-372.571428571429">
            <text:p>-372.5714285714</text:p>
          </table:table-cell>
          <table:table-cell office:value-type="float" office:value="-163.375">
            <text:p>-163.375</text:p>
          </table:table-cell>
          <table:table-cell office:value-type="float" office:value="-0.0381616111998035">
            <text:p>-0.0381616112</text:p>
          </table:table-cell>
          <table:table-cell office:value-type="float" office:value="-0.0291526939414263">
            <text:p>-0.0291526939</text:p>
          </table:table-cell>
          <table:table-cell office:value-type="float" office:value="-0.00811962626112022">
            <text:p>-0.0081196263</text:p>
          </table:table-cell>
          <table:table-cell office:value-type="float" office:value="0.869288725596643">
            <text:p>0.8692887256</text:p>
          </table:table-cell>
          <table:table-cell office:value-type="float" office:value="0.899631335150531">
            <text:p>0.8996313352</text:p>
          </table:table-cell>
          <table:table-cell office:value-type="float" office:value="0.971710527614095">
            <text:p>0.9717105276</text:p>
          </table:table-cell>
          <table:table-cell office:value-type="float" office:value="-17.8146463933845">
            <text:p>-17.8146463934</text:p>
          </table:table-cell>
          <table:table-cell office:value-type="float" office:value="-23.4281541218562">
            <text:p>-23.4281541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7110">
            <text:p>7110</text:p>
          </table:table-cell>
          <table:table-cell office:value-type="float" office:value="12386">
            <text:p>12386</text:p>
          </table:table-cell>
          <table:table-cell office:value-type="float" office:value="20136">
            <text:p>20136</text:p>
          </table:table-cell>
          <table:table-cell office:value-type="float" office:value="-17.375">
            <text:p>-17.375</text:p>
          </table:table-cell>
          <table:table-cell office:value-type="float" office:value="-281.666666666667">
            <text:p>-281.6666666667</text:p>
          </table:table-cell>
          <table:table-cell office:value-type="float" office:value="-574.875">
            <text:p>-574.875</text:p>
          </table:table-cell>
          <table:table-cell office:value-type="float" office:value="-0.00244374120956399">
            <text:p>-0.0024437412</text:p>
          </table:table-cell>
          <table:table-cell office:value-type="float" office:value="-0.0227407287798052">
            <text:p>-0.0227407288</text:p>
          </table:table-cell>
          <table:table-cell office:value-type="float" office:value="-0.0285496126340882">
            <text:p>-0.0285496126</text:p>
          </table:table-cell>
          <table:table-cell office:value-type="float" office:value="0.991458610633881">
            <text:p>0.9914586106</text:p>
          </table:table-cell>
          <table:table-cell office:value-type="float" office:value="0.921421045131738">
            <text:p>0.9214210451</text:p>
          </table:table-cell>
          <table:table-cell office:value-type="float" office:value="0.901673913328542">
            <text:p>0.9016739133</text:p>
          </table:table-cell>
          <table:table-cell office:value-type="float" office:value="0">
            <text:p>0</text:p>
          </table:table-cell>
          <table:table-cell office:value-type="float" office:value="-30.1325272086274">
            <text:p>-30.1325272086</text:p>
          </table:table-cell>
          <table:table-cell office:value-type="float" office:value="-23.930442847022">
            <text:p>-23.93044284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7137">
            <text:p>7137</text:p>
          </table:table-cell>
          <table:table-cell office:value-type="float" office:value="12105">
            <text:p>12105</text:p>
          </table:table-cell>
          <table:table-cell office:value-type="float" office:value="20502">
            <text:p>20502</text:p>
          </table:table-cell>
          <table:table-cell office:value-type="float" office:value="-209.625">
            <text:p>-209.625</text:p>
          </table:table-cell>
          <table:table-cell office:value-type="float" office:value="-407.6">
            <text:p>-407.6</text:p>
          </table:table-cell>
          <table:table-cell office:value-type="float" office:value="-431.875">
            <text:p>-431.875</text:p>
          </table:table-cell>
          <table:table-cell office:value-type="float" office:value="-0.0293715846994536">
            <text:p>-0.0293715847</text:p>
          </table:table-cell>
          <table:table-cell office:value-type="float" office:value="-0.0336720363486163">
            <text:p>-0.0336720363</text:p>
          </table:table-cell>
          <table:table-cell office:value-type="float" office:value="-0.0210650180470198">
            <text:p>-0.021065018</text:p>
          </table:table-cell>
          <table:table-cell office:value-type="float" office:value="0.898890325927917">
            <text:p>0.8988903259</text:p>
          </table:table-cell>
          <table:table-cell office:value-type="float" office:value="0.884370132602294">
            <text:p>0.8843701326</text:p>
          </table:table-cell>
          <table:table-cell office:value-type="float" office:value="0.92714215740666">
            <text:p>0.9271421574</text:p>
          </table:table-cell>
          <table:table-cell office:value-type="float" office:value="-23.2509479944096">
            <text:p>-23.2509479944</text:p>
          </table:table-cell>
          <table:table-cell office:value-type="float" office:value="-20.2366948368921">
            <text:p>-20.2366948369</text:p>
          </table:table-cell>
          <table:table-cell office:value-type="float" office:value="-32.5573277621146">
            <text:p>-32.557327762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6921">
            <text:p>6921</text:p>
          </table:table-cell>
          <table:table-cell office:value-type="float" office:value="11496">
            <text:p>11496</text:p>
          </table:table-cell>
          <table:table-cell office:value-type="float" office:value="19296">
            <text:p>19296</text:p>
          </table:table-cell>
          <table:table-cell office:value-type="float" office:value="-579.571428571429">
            <text:p>-579.5714285714</text:p>
          </table:table-cell>
          <table:table-cell office:value-type="float" office:value="-346.833333333333">
            <text:p>-346.8333333333</text:p>
          </table:table-cell>
          <table:table-cell office:value-type="float" office:value="-534.714285714286">
            <text:p>-534.7142857143</text:p>
          </table:table-cell>
          <table:table-cell office:value-type="float" office:value="-0.0837409953144674">
            <text:p>-0.0837409953</text:p>
          </table:table-cell>
          <table:table-cell office:value-type="float" office:value="-0.0301699141730457">
            <text:p>-0.0301699142</text:p>
          </table:table-cell>
          <table:table-cell office:value-type="float" office:value="-0.0277111466477138">
            <text:p>-0.0277111466</text:p>
          </table:table-cell>
          <table:table-cell office:value-type="float" office:value="0.720651122820029">
            <text:p>0.7206511228</text:p>
          </table:table-cell>
          <table:table-cell office:value-type="float" office:value="0.89618933888791">
            <text:p>0.8961893389</text:p>
          </table:table-cell>
          <table:table-cell office:value-type="float" office:value="0.904516085724123">
            <text:p>0.9045160857</text:p>
          </table:table-cell>
          <table:table-cell office:value-type="float" office:value="-7.92564959218004">
            <text:p>-7.9256495922</text:p>
          </table:table-cell>
          <table:table-cell office:value-type="float" office:value="-22.6264382452251">
            <text:p>-22.6264382452</text:p>
          </table:table-cell>
          <table:table-cell office:value-type="float" office:value="-24.6651015924197">
            <text:p>-24.665101592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133">
            <text:p>6133</text:p>
          </table:table-cell>
          <table:table-cell office:value-type="float" office:value="10985">
            <text:p>10985</text:p>
          </table:table-cell>
          <table:table-cell office:value-type="float" office:value="20553">
            <text:p>20553</text:p>
          </table:table-cell>
          <table:table-cell office:value-type="float" office:value="-517.5">
            <text:p>-517.5</text:p>
          </table:table-cell>
          <table:table-cell office:value-type="float" office:value="-179.2">
            <text:p>-179.2</text:p>
          </table:table-cell>
          <table:table-cell office:value-type="float" office:value="-452.833333333333">
            <text:p>-452.8333333333</text:p>
          </table:table-cell>
          <table:table-cell office:value-type="float" office:value="-0.0843795858470569">
            <text:p>-0.0843795858</text:p>
          </table:table-cell>
          <table:table-cell office:value-type="float" office:value="-0.01631315430132">
            <text:p>-0.0163131543</text:p>
          </table:table-cell>
          <table:table-cell office:value-type="float" office:value="-0.0220324689015391">
            <text:p>-0.0220324689</text:p>
          </table:table-cell>
          <table:table-cell office:value-type="float" office:value="0.718626481970434">
            <text:p>0.718626482</text:p>
          </table:table-cell>
          <table:table-cell office:value-type="float" office:value="0.943425553191767">
            <text:p>0.9434255532</text:p>
          </table:table-cell>
          <table:table-cell office:value-type="float" office:value="0.923837801028972">
            <text:p>0.923837801</text:p>
          </table:table-cell>
          <table:table-cell office:value-type="float" office:value="-7.86296635322265">
            <text:p>-7.8629663532</text:p>
          </table:table-cell>
          <table:table-cell office:value-type="float" office:value="0">
            <text:p>0</text:p>
          </table:table-cell>
          <table:table-cell office:value-type="float" office:value="-31.1123986597432">
            <text:p>-31.112398659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4">
            <text:p>4</text:p>
          </table:table-cell>
          <table:table-cell office:value-type="float" office:value="482">
            <text:p>482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5162">
            <text:p>5162</text:p>
          </table:table-cell>
          <table:table-cell office:value-type="float" office:value="9721">
            <text:p>9721</text:p>
          </table:table-cell>
          <table:table-cell office:value-type="float" office:value="17300">
            <text:p>17300</text:p>
          </table:table-cell>
          <table:table-cell office:value-type="float" office:value="-551">
            <text:p>-551</text:p>
          </table:table-cell>
          <table:table-cell office:value-type="float" office:value="-1238.75">
            <text:p>-1238.75</text:p>
          </table:table-cell>
          <table:table-cell office:value-type="float" office:value="-262.6">
            <text:p>-262.6</text:p>
          </table:table-cell>
          <table:table-cell office:value-type="float" office:value="-0.106741573033708">
            <text:p>-0.106741573</text:p>
          </table:table-cell>
          <table:table-cell office:value-type="float" office:value="-0.127430305524123">
            <text:p>-0.1274303055</text:p>
          </table:table-cell>
          <table:table-cell office:value-type="float" office:value="-0.0151791907514451">
            <text:p>-0.0151791908</text:p>
          </table:table-cell>
          <table:table-cell office:value-type="float" office:value="0.648736270672895">
            <text:p>0.6487362707</text:p>
          </table:table-cell>
          <table:table-cell office:value-type="float" office:value="0.585821356886873">
            <text:p>0.5858213569</text:p>
          </table:table-cell>
          <table:table-cell office:value-type="float" office:value="0.947324431720405">
            <text:p>0.9473244317</text:p>
          </table:table-cell>
          <table:table-cell office:value-type="float" office:value="-6.14060226604711">
            <text:p>-6.140602266</text:p>
          </table:table-cell>
          <table:table-cell office:value-type="float" office:value="-5.08497690377568">
            <text:p>-5.08497690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5">
            <text:p>5</text:p>
          </table:table-cell>
          <table:table-cell office:value-type="float" office:value="507">
            <text:p>507</text:p>
          </table:table-cell>
          <table:table-cell table:number-columns-repeated="2" office:value-type="float" office:value="1146">
            <text:p>1146</text:p>
          </table:table-cell>
          <table:table-cell office:value-type="float" office:value="4641">
            <text:p>4641</text:p>
          </table:table-cell>
          <table:table-cell office:value-type="float" office:value="9362">
            <text:p>9362</text:p>
          </table:table-cell>
          <table:table-cell office:value-type="float" office:value="16934">
            <text:p>16934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5">
            <text:p>5</text:p>
          </table:table-cell>
          <table:table-cell office:value-type="float" office:value="461">
            <text:p>461</text:p>
          </table:table-cell>
          <table:table-cell table:number-columns-repeated="2" office:value-type="float" office:value="1089">
            <text:p>1089</text:p>
          </table:table-cell>
          <table:table-cell office:value-type="float" office:value="4172">
            <text:p>4172</text:p>
          </table:table-cell>
          <table:table-cell office:value-type="float" office:value="8876">
            <text:p>8876</text:p>
          </table:table-cell>
          <table:table-cell office:value-type="float" office:value="16576">
            <text:p>16576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68">
            <text:p>0.68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5">
            <text:p>5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3751">
            <text:p>3751</text:p>
          </table:table-cell>
          <table:table-cell office:value-type="float" office:value="8395">
            <text:p>8395</text:p>
          </table:table-cell>
          <table:table-cell office:value-type="float" office:value="16225">
            <text:p>16225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57.5">
            <text:p>157.5</text:p>
          </table:table-cell>
          <table:table-cell office:value-type="float" office:value="6832.5">
            <text:p>6832.5</text:p>
          </table:table-cell>
          <table:table-cell office:value-type="float" office:value="17703.25">
            <text:p>17703.25</text:p>
          </table:table-cell>
          <table:table-cell office:value-type="float" office:value="12.7375">
            <text:p>12.7375</text:p>
          </table:table-cell>
          <table:table-cell table:number-columns-repeated="3" office:value-type="float" office:value="5">
            <text:p>5</text:p>
          </table:table-cell>
          <table:table-cell office:value-type="float" office:value="535">
            <text:p>535</text:p>
          </table:table-cell>
          <table:table-cell office:value-type="float" office:value="770">
            <text:p>770</text:p>
          </table:table-cell>
          <table:table-cell office:value-type="float" office:value="1139">
            <text:p>1139</text:p>
          </table:table-cell>
          <table:table-cell office:value-type="float" office:value="3372">
            <text:p>3372</text:p>
          </table:table-cell>
          <table:table-cell office:value-type="float" office:value="7904">
            <text:p>7904</text:p>
          </table:table-cell>
          <table:table-cell office:value-type="float" office:value="15882">
            <text:p>15882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69">
            <text:p>0.69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49">
            <text:p>149</text:p>
          </table:table-cell>
          <table:table-cell office:value-type="float" office:value="6744.33333333333">
            <text:p>6744.3333333333</text:p>
          </table:table-cell>
          <table:table-cell office:value-type="float" office:value="18454">
            <text:p>18454</text:p>
          </table:table-cell>
          <table:table-cell office:value-type="float" office:value="12.3633333333333">
            <text:p>12.36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479">
            <text:p>479</text:p>
          </table:table-cell>
          <table:table-cell table:number-columns-repeated="2" office:value-type="float" office:value="1072">
            <text:p>1072</text:p>
          </table:table-cell>
          <table:table-cell office:value-type="float" office:value="3032">
            <text:p>3032</text:p>
          </table:table-cell>
          <table:table-cell office:value-type="float" office:value="7312">
            <text:p>7312</text:p>
          </table:table-cell>
          <table:table-cell office:value-type="float" office:value="15546">
            <text:p>15546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69">
            <text:p>0.69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7" table:number-columns-repeated="2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row table:style-name="ro1">
          <table:table-cell office:value-type="float" office:value="0.65">
            <text:p>0.65</text:p>
          </table:table-cell>
          <table:table-cell office:value-type="float" office:value="0.69">
            <text:p>0.69</text:p>
          </table:table-cell>
          <table:table-cell office:value-type="float" office:value="0.93">
            <text:p>0.93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 office:value-type="float" office:value="-32">
            <text:p>-32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office:value-type="float" office:value="19.8">
            <text:p>19.8</text:p>
          </table:table-cell>
          <table:table-cell office:value-type="float" office:value="23">
            <text:p>23</text:p>
          </table:table-cell>
          <table:table-cell office:value-type="float" office:value="10534">
            <text:p>10534</text:p>
          </table:table-cell>
          <table:table-cell office:value-type="float" office:value="11318">
            <text:p>11318</text:p>
          </table:table-cell>
          <table:table-cell office:value-type="float" office:value="12869">
            <text:p>128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5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59:33.01</dc:date>
    <dc:creator>Liam Widdess</dc:creator>
    <meta:editing-duration>P2DT3H30M49S</meta:editing-duration>
    <meta:editing-cycles>185</meta:editing-cycles>
    <meta:generator>OpenOffice/4.1.7$Win32 OpenOffice.org_project/417m1$Build-9800</meta:generator>
    <meta:document-statistic meta:table-count="8" meta:cell-count="895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8">
                <text:p>9148</text:p>
              </table:table-cell>
              <table:table-cell office:value-type="float" office:value="15870">
                <text:p>1587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826">
                <text:p>1482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835">
                <text:p>1583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262">
                <text:p>11262</text:p>
              </table:table-cell>
              <table:table-cell office:value-type="float" office:value="16196">
                <text:p>1619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820">
                <text:p>10820</text:p>
              </table:table-cell>
              <table:table-cell office:value-type="float" office:value="15820">
                <text:p>15820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910">
                <text:p>10910</text:p>
              </table:table-cell>
              <table:table-cell office:value-type="float" office:value="15997">
                <text:p>1599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404">
                <text:p>11404</text:p>
              </table:table-cell>
              <table:table-cell office:value-type="float" office:value="17508">
                <text:p>1750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934">
                <text:p>8934</text:p>
              </table:table-cell>
              <table:table-cell office:value-type="float" office:value="11817">
                <text:p>11817</text:p>
              </table:table-cell>
              <table:table-cell office:value-type="float" office:value="18096">
                <text:p>18096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595">
                <text:p>8595</text:p>
              </table:table-cell>
              <table:table-cell office:value-type="float" office:value="11532">
                <text:p>11532</text:p>
              </table:table-cell>
              <table:table-cell office:value-type="float" office:value="17541">
                <text:p>17541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563">
                <text:p>8563</text:p>
              </table:table-cell>
              <table:table-cell office:value-type="float" office:value="11800">
                <text:p>11800</text:p>
              </table:table-cell>
              <table:table-cell office:value-type="float" office:value="18293">
                <text:p>1829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094">
                <text:p>9094</text:p>
              </table:table-cell>
              <table:table-cell office:value-type="float" office:value="12978">
                <text:p>12978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901">
                <text:p>8901</text:p>
              </table:table-cell>
              <table:table-cell office:value-type="float" office:value="12804">
                <text:p>12804</text:p>
              </table:table-cell>
              <table:table-cell office:value-type="float" office:value="17674">
                <text:p>1767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635">
                <text:p>8635</text:p>
              </table:table-cell>
              <table:table-cell office:value-type="float" office:value="12710">
                <text:p>12710</text:p>
              </table:table-cell>
              <table:table-cell office:value-type="float" office:value="17967">
                <text:p>1796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176">
                <text:p>9176</text:p>
              </table:table-cell>
              <table:table-cell office:value-type="float" office:value="13376">
                <text:p>1337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054">
                <text:p>10054</text:p>
              </table:table-cell>
              <table:table-cell office:value-type="float" office:value="13316">
                <text:p>13316</text:p>
              </table:table-cell>
              <table:table-cell office:value-type="float" office:value="19252">
                <text:p>1925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170">
                <text:p>10170</text:p>
              </table:table-cell>
              <table:table-cell office:value-type="float" office:value="13036">
                <text:p>13036</text:p>
              </table:table-cell>
              <table:table-cell office:value-type="float" office:value="18840">
                <text:p>18840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125">
                <text:p>10125</text:p>
              </table:table-cell>
              <table:table-cell office:value-type="float" office:value="13050">
                <text:p>13050</text:p>
              </table:table-cell>
              <table:table-cell office:value-type="float" office:value="20256">
                <text:p>2025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422">
                <text:p>10422</text:p>
              </table:table-cell>
              <table:table-cell office:value-type="float" office:value="13634">
                <text:p>13634</text:p>
              </table:table-cell>
              <table:table-cell office:value-type="float" office:value="20520">
                <text:p>20520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78">
                <text:p>10378</text:p>
              </table:table-cell>
              <table:table-cell office:value-type="float" office:value="14300">
                <text:p>14300</text:p>
              </table:table-cell>
              <table:table-cell office:value-type="float" office:value="20439">
                <text:p>20439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80">
                <text:p>9880</text:p>
              </table:table-cell>
              <table:table-cell office:value-type="float" office:value="13994">
                <text:p>13994</text:p>
              </table:table-cell>
              <table:table-cell office:value-type="float" office:value="21698">
                <text:p>2169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620">
                <text:p>9620</text:p>
              </table:table-cell>
              <table:table-cell office:value-type="float" office:value="14730">
                <text:p>14730</text:p>
              </table:table-cell>
              <table:table-cell office:value-type="float" office:value="23941">
                <text:p>2394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110">
                <text:p>10110</text:p>
              </table:table-cell>
              <table:table-cell office:value-type="float" office:value="15295">
                <text:p>15295</text:p>
              </table:table-cell>
              <table:table-cell office:value-type="float" office:value="25854">
                <text:p>2585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576">
                <text:p>10576</text:p>
              </table:table-cell>
              <table:table-cell office:value-type="float" office:value="16208">
                <text:p>16208</text:p>
              </table:table-cell>
              <table:table-cell office:value-type="float" office:value="27374">
                <text:p>2737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65">
                <text:p>10465</text:p>
              </table:table-cell>
              <table:table-cell office:value-type="float" office:value="16874">
                <text:p>16874</text:p>
              </table:table-cell>
              <table:table-cell office:value-type="float" office:value="29154">
                <text:p>2915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7776">
                <text:p>17776</text:p>
              </table:table-cell>
              <table:table-cell office:value-type="float" office:value="30541">
                <text:p>3054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05">
                <text:p>11205</text:p>
              </table:table-cell>
              <table:table-cell office:value-type="float" office:value="18708">
                <text:p>18708</text:p>
              </table:table-cell>
              <table:table-cell office:value-type="float" office:value="32009">
                <text:p>3200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170">
                <text:p>11170</text:p>
              </table:table-cell>
              <table:table-cell office:value-type="float" office:value="19122">
                <text:p>19122</text:p>
              </table:table-cell>
              <table:table-cell office:value-type="float" office:value="32469">
                <text:p>3246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685">
                <text:p>11685</text:p>
              </table:table-cell>
              <table:table-cell office:value-type="float" office:value="20095">
                <text:p>20095</text:p>
              </table:table-cell>
              <table:table-cell office:value-type="float" office:value="34233">
                <text:p>3423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50">
                <text:p>12850</text:p>
              </table:table-cell>
              <table:table-cell office:value-type="float" office:value="21314">
                <text:p>21314</text:p>
              </table:table-cell>
              <table:table-cell office:value-type="float" office:value="34798">
                <text:p>34798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36">
                <text:p>13736</text:p>
              </table:table-cell>
              <table:table-cell office:value-type="float" office:value="22156">
                <text:p>22156</text:p>
              </table:table-cell>
              <table:table-cell office:value-type="float" office:value="32866">
                <text:p>3286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482">
                <text:p>14482</text:p>
              </table:table-cell>
              <table:table-cell office:value-type="float" office:value="22370">
                <text:p>22370</text:p>
              </table:table-cell>
              <table:table-cell office:value-type="float" office:value="32094">
                <text:p>3209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1760">
                <text:p>21760</text:p>
              </table:table-cell>
              <table:table-cell office:value-type="float" office:value="33214">
                <text:p>3321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942">
                <text:p>15942</text:p>
              </table:table-cell>
              <table:table-cell office:value-type="float" office:value="21302">
                <text:p>21302</text:p>
              </table:table-cell>
              <table:table-cell office:value-type="float" office:value="33635">
                <text:p>3363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640">
                <text:p>16640</text:p>
              </table:table-cell>
              <table:table-cell office:value-type="float" office:value="22035">
                <text:p>22035</text:p>
              </table:table-cell>
              <table:table-cell office:value-type="float" office:value="32146">
                <text:p>3214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618">
                <text:p>16618</text:p>
              </table:table-cell>
              <table:table-cell office:value-type="float" office:value="22370">
                <text:p>22370</text:p>
              </table:table-cell>
              <table:table-cell office:value-type="float" office:value="31941">
                <text:p>3194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085">
                <text:p>16085</text:p>
              </table:table-cell>
              <table:table-cell office:value-type="float" office:value="23578">
                <text:p>23578</text:p>
              </table:table-cell>
              <table:table-cell office:value-type="float" office:value="33267">
                <text:p>3326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6090">
                <text:p>16090</text:p>
              </table:table-cell>
              <table:table-cell office:value-type="float" office:value="23874">
                <text:p>23874</text:p>
              </table:table-cell>
              <table:table-cell office:value-type="float" office:value="33712">
                <text:p>3371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195">
                <text:p>16195</text:p>
              </table:table-cell>
              <table:table-cell office:value-type="float" office:value="22305">
                <text:p>22305</text:p>
              </table:table-cell>
              <table:table-cell office:value-type="float" office:value="31109">
                <text:p>3110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618">
                <text:p>16618</text:p>
              </table:table-cell>
              <table:table-cell office:value-type="float" office:value="21811">
                <text:p>21811</text:p>
              </table:table-cell>
              <table:table-cell office:value-type="float" office:value="30864">
                <text:p>3086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1668">
                <text:p>21668</text:p>
              </table:table-cell>
              <table:table-cell office:value-type="float" office:value="32593">
                <text:p>3259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2240">
                <text:p>22240</text:p>
              </table:table-cell>
              <table:table-cell office:value-type="float" office:value="33079">
                <text:p>3307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1942">
                <text:p>21942</text:p>
              </table:table-cell>
              <table:table-cell office:value-type="float" office:value="31243">
                <text:p>3124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140">
                <text:p>16140</text:p>
              </table:table-cell>
              <table:table-cell office:value-type="float" office:value="21816">
                <text:p>21816</text:p>
              </table:table-cell>
              <table:table-cell office:value-type="float" office:value="35069">
                <text:p>3506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2941">
                <text:p>22941</text:p>
              </table:table-cell>
              <table:table-cell office:value-type="float" office:value="36297">
                <text:p>3629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329">
                <text:p>16329</text:p>
              </table:table-cell>
              <table:table-cell office:value-type="float" office:value="23150">
                <text:p>23150</text:p>
              </table:table-cell>
              <table:table-cell office:value-type="float" office:value="37310">
                <text:p>37310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2130">
                <text:p>22130</text:p>
              </table:table-cell>
              <table:table-cell office:value-type="float" office:value="36134">
                <text:p>3613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960">
                <text:p>15960</text:p>
              </table:table-cell>
              <table:table-cell office:value-type="float" office:value="23774">
                <text:p>23774</text:p>
              </table:table-cell>
              <table:table-cell office:value-type="float" office:value="33627">
                <text:p>3362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834">
                <text:p>15834</text:p>
              </table:table-cell>
              <table:table-cell office:value-type="float" office:value="21116">
                <text:p>21116</text:p>
              </table:table-cell>
              <table:table-cell office:value-type="float" office:value="35460">
                <text:p>3546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099">
                <text:p>13099</text:p>
              </table:table-cell>
              <table:table-cell office:value-type="float" office:value="21276">
                <text:p>21276</text:p>
              </table:table-cell>
              <table:table-cell office:value-type="float" office:value="36820">
                <text:p>36820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096">
                <text:p>12096</text:p>
              </table:table-cell>
              <table:table-cell office:value-type="float" office:value="20930">
                <text:p>20930</text:p>
              </table:table-cell>
              <table:table-cell office:value-type="float" office:value="35178">
                <text:p>35178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334">
                <text:p>12334</text:p>
              </table:table-cell>
              <table:table-cell office:value-type="float" office:value="22008">
                <text:p>22008</text:p>
              </table:table-cell>
              <table:table-cell office:value-type="float" office:value="32755">
                <text:p>3275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440">
                <text:p>11440</text:p>
              </table:table-cell>
              <table:table-cell office:value-type="float" office:value="20078">
                <text:p>20078</text:p>
              </table:table-cell>
              <table:table-cell office:value-type="float" office:value="34022">
                <text:p>3402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0940">
                <text:p>10940</text:p>
              </table:table-cell>
              <table:table-cell office:value-type="float" office:value="20180">
                <text:p>20180</text:p>
              </table:table-cell>
              <table:table-cell office:value-type="float" office:value="35162">
                <text:p>3516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608">
                <text:p>10608</text:p>
              </table:table-cell>
              <table:table-cell office:value-type="float" office:value="19134">
                <text:p>19134</text:p>
              </table:table-cell>
              <table:table-cell office:value-type="float" office:value="34260">
                <text:p>34260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9673">
                <text:p>9673</text:p>
              </table:table-cell>
              <table:table-cell office:value-type="float" office:value="17562">
                <text:p>17562</text:p>
              </table:table-cell>
              <table:table-cell office:value-type="float" office:value="31013">
                <text:p>3101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8755">
                <text:p>8755</text:p>
              </table:table-cell>
              <table:table-cell office:value-type="float" office:value="15786">
                <text:p>15786</text:p>
              </table:table-cell>
              <table:table-cell office:value-type="float" office:value="27166">
                <text:p>2716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9180">
                <text:p>9180</text:p>
              </table:table-cell>
              <table:table-cell office:value-type="float" office:value="15696">
                <text:p>15696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064">
                <text:p>10064</text:p>
              </table:table-cell>
              <table:table-cell office:value-type="float" office:value="15392">
                <text:p>15392</text:p>
              </table:table-cell>
              <table:table-cell office:value-type="float" office:value="24272">
                <text:p>242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9367">
                <text:p>9367</text:p>
              </table:table-cell>
              <table:table-cell office:value-type="float" office:value="14326">
                <text:p>14326</text:p>
              </table:table-cell>
              <table:table-cell office:value-type="float" office:value="23310">
                <text:p>23310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8755">
                <text:p>8755</text:p>
              </table:table-cell>
              <table:table-cell office:value-type="float" office:value="14040">
                <text:p>14040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9078">
                <text:p>9078</text:p>
              </table:table-cell>
              <table:table-cell office:value-type="float" office:value="14224">
                <text:p>14224</text:p>
              </table:table-cell>
              <table:table-cell office:value-type="float" office:value="23562">
                <text:p>2356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8857">
                <text:p>8857</text:p>
              </table:table-cell>
              <table:table-cell office:value-type="float" office:value="14047">
                <text:p>14047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276">
                <text:p>7276</text:p>
              </table:table-cell>
              <table:table-cell office:value-type="float" office:value="12840">
                <text:p>12840</text:p>
              </table:table-cell>
              <table:table-cell office:value-type="float" office:value="21618">
                <text:p>2161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8194">
                <text:p>8194</text:p>
              </table:table-cell>
              <table:table-cell office:value-type="float" office:value="13398">
                <text:p>13398</text:p>
              </table:table-cell>
              <table:table-cell office:value-type="float" office:value="22068">
                <text:p>22068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8619">
                <text:p>8619</text:p>
              </table:table-cell>
              <table:table-cell office:value-type="float" office:value="13696">
                <text:p>13696</text:p>
              </table:table-cell>
              <table:table-cell office:value-type="float" office:value="22986">
                <text:p>2298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37">
                <text:p>7837</text:p>
              </table:table-cell>
              <table:table-cell office:value-type="float" office:value="13057">
                <text:p>13057</text:p>
              </table:table-cell>
              <table:table-cell office:value-type="float" office:value="22194">
                <text:p>22194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6715">
                <text:p>6715</text:p>
              </table:table-cell>
              <table:table-cell office:value-type="float" office:value="11880">
                <text:p>11880</text:p>
              </table:table-cell>
              <table:table-cell office:value-type="float" office:value="21924">
                <text:p>2192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8194">
                <text:p>8194</text:p>
              </table:table-cell>
              <table:table-cell office:value-type="float" office:value="12816">
                <text:p>12816</text:p>
              </table:table-cell>
              <table:table-cell office:value-type="float" office:value="21726">
                <text:p>2172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8143">
                <text:p>8143</text:p>
              </table:table-cell>
              <table:table-cell office:value-type="float" office:value="12675">
                <text:p>12675</text:p>
              </table:table-cell>
              <table:table-cell office:value-type="float" office:value="21366">
                <text:p>2136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704">
                <text:p>7704</text:p>
              </table:table-cell>
              <table:table-cell office:value-type="float" office:value="11986">
                <text:p>11986</text:p>
              </table:table-cell>
              <table:table-cell office:value-type="float" office:value="19530">
                <text:p>19530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6715">
                <text:p>6715</text:p>
              </table:table-cell>
              <table:table-cell office:value-type="float" office:value="12430">
                <text:p>12430</text:p>
              </table:table-cell>
              <table:table-cell office:value-type="float" office:value="20986">
                <text:p>2098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095">
                <text:p>9095</text:p>
              </table:table-cell>
              <table:table-cell office:value-type="float" office:value="13668">
                <text:p>13668</text:p>
              </table:table-cell>
              <table:table-cell office:value-type="float" office:value="20628">
                <text:p>2062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143">
                <text:p>8143</text:p>
              </table:table-cell>
              <table:table-cell office:value-type="float" office:value="12780">
                <text:p>12780</text:p>
              </table:table-cell>
              <table:table-cell office:value-type="float" office:value="20121">
                <text:p>2012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110">
                <text:p>7110</text:p>
              </table:table-cell>
              <table:table-cell office:value-type="float" office:value="12386">
                <text:p>12386</text:p>
              </table:table-cell>
              <table:table-cell office:value-type="float" office:value="20136">
                <text:p>2013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137">
                <text:p>7137</text:p>
              </table:table-cell>
              <table:table-cell office:value-type="float" office:value="12105">
                <text:p>12105</text:p>
              </table:table-cell>
              <table:table-cell office:value-type="float" office:value="20502">
                <text:p>2050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6921">
                <text:p>6921</text:p>
              </table:table-cell>
              <table:table-cell office:value-type="float" office:value="11496">
                <text:p>11496</text:p>
              </table:table-cell>
              <table:table-cell office:value-type="float" office:value="19296">
                <text:p>19296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6133">
                <text:p>6133</text:p>
              </table:table-cell>
              <table:table-cell office:value-type="float" office:value="10985">
                <text:p>10985</text:p>
              </table:table-cell>
              <table:table-cell office:value-type="float" office:value="20553">
                <text:p>2055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5162">
                <text:p>5162</text:p>
              </table:table-cell>
              <table:table-cell office:value-type="float" office:value="9721">
                <text:p>9721</text:p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4641">
                <text:p>4641</text:p>
              </table:table-cell>
              <table:table-cell office:value-type="float" office:value="9362">
                <text:p>9362</text:p>
              </table:table-cell>
              <table:table-cell office:value-type="float" office:value="16934">
                <text:p>1693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4172">
                <text:p>4172</text:p>
              </table:table-cell>
              <table:table-cell office:value-type="float" office:value="8876">
                <text:p>8876</text:p>
              </table:table-cell>
              <table:table-cell office:value-type="float" office:value="16576">
                <text:p>165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3751">
                <text:p>3751</text:p>
              </table:table-cell>
              <table:table-cell office:value-type="float" office:value="8395">
                <text:p>8395</text:p>
              </table:table-cell>
              <table:table-cell office:value-type="float" office:value="16225">
                <text:p>1622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3372">
                <text:p>3372</text:p>
              </table:table-cell>
              <table:table-cell office:value-type="float" office:value="7904">
                <text:p>7904</text:p>
              </table:table-cell>
              <table:table-cell office:value-type="float" office:value="15882">
                <text:p>1588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3032">
                <text:p>3032</text:p>
              </table:table-cell>
              <table:table-cell office:value-type="float" office:value="7312">
                <text:p>7312</text:p>
              </table:table-cell>
              <table:table-cell office:value-type="float" office:value="15546">
                <text:p>15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832.5">
                <text:p>6832.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744.33333333333">
                <text:p>6744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4cm" svg:y="1.404cm" svg:width="30.89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7375">
                <text:p>12.737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3633333333333">
                <text:p>12.36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2cm" svg:y="1.352cm" svg:width="31.35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3285530950868">
                <text:p>1.2328553095086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129267077643">
                <text:p>1.2212926707764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7836248339978">
                <text:p>1.2783624833997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934966273541">
                <text:p>1.0493496627354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073014481454">
                <text:p>1.0607301448145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9524657041654">
                <text:p>1.0952465704165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956653826213">
                <text:p>1.1195665382621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305924328847">
                <text:p>1.083059243288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0661071538351">
                <text:p>1.10661071538351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6670301843066">
                <text:p>1.0667030184306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45671223368">
                <text:p>1.04567122336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6446949503263">
                <text:p>1.0644694950326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613287149406">
                <text:p>1.061328714940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4773635146594">
                <text:p>1.0477363514659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784426558429">
                <text:p>1.0278442655842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5877532728894">
                <text:p>1.0587753272889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6460756979201">
                <text:p>1.0646075697920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5297210854137">
                <text:p>1.0529721085413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10267686416741">
                <text:p>1.1026768641674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917862669716">
                <text:p>1.1391786266971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4695153192403">
                <text:p>1.1469515319240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766913542105">
                <text:p>1.1976691354210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9109968661359">
                <text:p>1.1910996866135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577906346467">
                <text:p>1.157790634646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3877596245352">
                <text:p>1.13877596245352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7978403079698">
                <text:p>1.17978403079698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58228507724">
                <text:p>1.195822850772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4314715193715">
                <text:p>1.1431471519371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8304205058689">
                <text:p>1.083042050586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74911539078716">
                <text:p>0.97491153907871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6578235149714">
                <text:p>0.98657823514971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87885627958695">
                <text:p>0.98788562795869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70143438166605">
                <text:p>0.97014343816660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74911539078716">
                <text:p>0.97491153907871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501398288128">
                <text:p>1.0050139828812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1856343972708">
                <text:p>1.01856343972708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8999570363">
                <text:p>1.020899957036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8889815753507">
                <text:p>0.97888981575350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657960483378">
                <text:p>1.0465796048337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636719963058">
                <text:p>1.0563671996305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516374141091">
                <text:p>1.0251637414109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209540217001">
                <text:p>0.98920954021700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0593294752741">
                <text:p>0.99059329475274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0948248586433">
                <text:p>1.009482485864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6741431460954">
                <text:p>1.0674143146095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9899794292034">
                <text:p>0.83989979429203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04306924020022">
                <text:p>0.804306924020022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19691231785698">
                <text:p>0.91969123178569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0.875975320186575">
                <text:p>0.87597532018657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785525137507466">
                <text:p>0.785525137507466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740808010211763">
                <text:p>0.740808010211763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2362470569784">
                <text:p>0.9236247056978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75412328236438">
                <text:p>0.87541232823643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18091547292952">
                <text:p>0.818091547292952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4166960288846">
                <text:p>0.97416696028884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.00167284811943">
                <text:p>1.00167284811943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24807970647484">
                <text:p>0.924807970647484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890049911314521">
                <text:p>0.89004991131452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5876923487837">
                <text:p>0.9587692348783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85760935271871">
                <text:p>0.9857609352718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58482339800175">
                <text:p>0.95848233980017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844605915363787">
                <text:p>0.84460591536378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74601189886379">
                <text:p>0.974601189886379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5288903506856">
                <text:p>0.94528890350685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31475894785478">
                <text:p>0.93147589478547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3378260030864">
                <text:p>0.97337826003086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73080438865042">
                <text:p>0.97308043886504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52899848375213">
                <text:p>0.952899848375213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41177297234344">
                <text:p>0.94117729723434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69563400129219">
                <text:p>0.96956340012921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24497170033477">
                <text:p>0.9244971700334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899631335150531">
                <text:p>0.89963133515053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1421045131738">
                <text:p>0.92142104513173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884370132602294">
                <text:p>0.88437013260229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89618933888791">
                <text:p>0.89618933888791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43425553191767">
                <text:p>0.94342555319176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585821356886873">
                <text:p>0.58582135688687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7703.25">
                <text:p>17703.2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8454">
                <text:p>18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